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1-unet_based (hysteresis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string" office:string-value="" calcext:value-type="error">
            <text:p>#DIV/0!</text:p>
          </table:table-cell>
          <table:table-cell table:style-name="ce9" table:formula="of:=AVERAGE([.D2:.D25])" office:value-type="string" office:string-value="" calcext:value-type="error">
            <text:p>#DIV/0!</text:p>
          </table:table-cell>
          <table:table-cell table:style-name="ce9" table:formula="of:=AVERAGE([.E2:.E25])" office:value-type="string" office:string-value="" calcext:value-type="error">
            <text:p>#DIV/0!</text:p>
          </table:table-cell>
          <table:table-cell table:style-name="ce9" table:formula="of:=AVERAGE([.F2:.F25])" office:value-type="string" office:string-value="" calcext:value-type="error">
            <text:p>#DIV/0!</text:p>
          </table:table-cell>
          <table:table-cell table:style-name="ce9" table:formula="of:=AVERAGE([.G2:.G25])" office:value-type="string" office:string-value="" calcext:value-type="error">
            <text:p>#DIV/0!</text:p>
          </table:table-cell>
          <table:table-cell table:style-name="ce9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19267926897321" calcext:value-type="float">
            <text:p>0,919267926897321</text:p>
          </table:table-cell>
          <table:table-cell office:value-type="float" office:value="0.942633400109269" calcext:value-type="float">
            <text:p>0,942633400109269</text:p>
          </table:table-cell>
          <table:table-cell office:value-type="float" office:value="0.886702641851131" calcext:value-type="float">
            <text:p>0,886702641851131</text:p>
          </table:table-cell>
          <table:table-cell office:value-type="float" office:value="0.796465234881625" calcext:value-type="float">
            <text:p>0,796465234881625</text:p>
          </table:table-cell>
          <table:table-cell office:value-type="float" office:value="0.837037379291226" calcext:value-type="float">
            <text:p>0,837037379291226</text:p>
          </table:table-cell>
          <table:table-cell office:value-type="float" office:value="0.969118512086496" calcext:value-type="float">
            <text:p>0,96911851208649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79970005580357" calcext:value-type="float">
            <text:p>0,879970005580357</text:p>
          </table:table-cell>
          <table:table-cell office:value-type="float" office:value="0.862827068791758" calcext:value-type="float">
            <text:p>0,862827068791758</text:p>
          </table:table-cell>
          <table:table-cell office:value-type="float" office:value="0.870413254259625" calcext:value-type="float">
            <text:p>0,870413254259625</text:p>
          </table:table-cell>
          <table:table-cell office:value-type="float" office:value="0.770559018633954" calcext:value-type="float">
            <text:p>0,770559018633954</text:p>
          </table:table-cell>
          <table:table-cell office:value-type="float" office:value="0.878134022185078" calcext:value-type="float">
            <text:p>0,878134022185078</text:p>
          </table:table-cell>
          <table:table-cell office:value-type="float" office:value="0.881528046421663" calcext:value-type="float">
            <text:p>0,881528046421663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888427734375" calcext:value-type="float">
            <text:p>0,91888427734375</text:p>
          </table:table-cell>
          <table:table-cell office:value-type="float" office:value="0.901377029002231" calcext:value-type="float">
            <text:p>0,901377029002231</text:p>
          </table:table-cell>
          <table:table-cell office:value-type="float" office:value="0.883135481439608" calcext:value-type="float">
            <text:p>0,883135481439608</text:p>
          </table:table-cell>
          <table:table-cell office:value-type="float" office:value="0.790727493588878" calcext:value-type="float">
            <text:p>0,790727493588878</text:p>
          </table:table-cell>
          <table:table-cell office:value-type="float" office:value="0.865617612293144" calcext:value-type="float">
            <text:p>0,865617612293144</text:p>
          </table:table-cell>
          <table:table-cell office:value-type="float" office:value="0.948083153347732" calcext:value-type="float">
            <text:p>0,948083153347732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908255440848214" calcext:value-type="float">
            <text:p>0,908255440848214</text:p>
          </table:table-cell>
          <table:table-cell office:value-type="float" office:value="0.886258384732" calcext:value-type="float">
            <text:p>0,886258384732</text:p>
          </table:table-cell>
          <table:table-cell office:value-type="float" office:value="0.890251788806141" calcext:value-type="float">
            <text:p>0,890251788806141</text:p>
          </table:table-cell>
          <table:table-cell office:value-type="float" office:value="0.802210609421407" calcext:value-type="float">
            <text:p>0,802210609421407</text:p>
          </table:table-cell>
          <table:table-cell office:value-type="float" office:value="0.89428134364326" calcext:value-type="float">
            <text:p>0,89428134364326</text:p>
          </table:table-cell>
          <table:table-cell office:value-type="float" office:value="0.918213448414891" calcext:value-type="float">
            <text:p>0,918213448414891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5003662109375" calcext:value-type="float">
            <text:p>0,85003662109375</text:p>
          </table:table-cell>
          <table:table-cell office:value-type="float" office:value="0.843210313542113" calcext:value-type="float">
            <text:p>0,843210313542113</text:p>
          </table:table-cell>
          <table:table-cell office:value-type="float" office:value="0.84033753864149" calcext:value-type="float">
            <text:p>0,84033753864149</text:p>
          </table:table-cell>
          <table:table-cell office:value-type="float" office:value="0.72463976945245" calcext:value-type="float">
            <text:p>0,72463976945245</text:p>
          </table:table-cell>
          <table:table-cell office:value-type="float" office:value="0.837484272074606" calcext:value-type="float">
            <text:p>0,837484272074606</text:p>
          </table:table-cell>
          <table:table-cell office:value-type="float" office:value="0.861222874480575" calcext:value-type="float">
            <text:p>0,861222874480575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41805594308036" calcext:value-type="float">
            <text:p>0,841805594308036</text:p>
          </table:table-cell>
          <table:table-cell office:value-type="float" office:value="0.856534173816611" calcext:value-type="float">
            <text:p>0,856534173816611</text:p>
          </table:table-cell>
          <table:table-cell office:value-type="float" office:value="0.829150697315266" calcext:value-type="float">
            <text:p>0,829150697315266</text:p>
          </table:table-cell>
          <table:table-cell office:value-type="float" office:value="0.708161755243855" calcext:value-type="float">
            <text:p>0,708161755243855</text:p>
          </table:table-cell>
          <table:table-cell office:value-type="float" office:value="0.803463882906888" calcext:value-type="float">
            <text:p>0,803463882906888</text:p>
          </table:table-cell>
          <table:table-cell office:value-type="float" office:value="0.876882492403246" calcext:value-type="float">
            <text:p>0,876882492403246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11429268973214" calcext:value-type="float">
            <text:p>0,911429268973214</text:p>
          </table:table-cell>
          <table:table-cell office:value-type="float" office:value="0.767226077134097" calcext:value-type="float">
            <text:p>0,767226077134097</text:p>
          </table:table-cell>
          <table:table-cell office:value-type="float" office:value="0.789226874714695" calcext:value-type="float">
            <text:p>0,789226874714695</text:p>
          </table:table-cell>
          <table:table-cell office:value-type="float" office:value="0.651837126405265" calcext:value-type="float">
            <text:p>0,651837126405265</text:p>
          </table:table-cell>
          <table:table-cell office:value-type="float" office:value="0.8125267025549" calcext:value-type="float">
            <text:p>0,8125267025549</text:p>
          </table:table-cell>
          <table:table-cell office:value-type="float" office:value="0.936789290331062" calcext:value-type="float">
            <text:p>0,936789290331062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98184640066964" calcext:value-type="float">
            <text:p>0,898184640066964</text:p>
          </table:table-cell>
          <table:table-cell office:value-type="float" office:value="0.925374323032813" calcext:value-type="float">
            <text:p>0,925374323032813</text:p>
          </table:table-cell>
          <table:table-cell office:value-type="float" office:value="0.856532048998047" calcext:value-type="float">
            <text:p>0,856532048998047</text:p>
          </table:table-cell>
          <table:table-cell office:value-type="float" office:value="0.749065199638974" calcext:value-type="float">
            <text:p>0,749065199638974</text:p>
          </table:table-cell>
          <table:table-cell office:value-type="float" office:value="0.797223429316378" calcext:value-type="float">
            <text:p>0,797223429316378</text:p>
          </table:table-cell>
          <table:table-cell office:value-type="float" office:value="0.960388924117523" calcext:value-type="float">
            <text:p>0,960388924117523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56427873883929" calcext:value-type="float">
            <text:p>0,856427873883929</text:p>
          </table:table-cell>
          <table:table-cell office:value-type="float" office:value="0.950738057899584" calcext:value-type="float">
            <text:p>0,950738057899584</text:p>
          </table:table-cell>
          <table:table-cell office:value-type="float" office:value="0.822667844142417" calcext:value-type="float">
            <text:p>0,822667844142417</text:p>
          </table:table-cell>
          <table:table-cell office:value-type="float" office:value="0.698755945847054" calcext:value-type="float">
            <text:p>0,698755945847054</text:p>
          </table:table-cell>
          <table:table-cell office:value-type="float" office:value="0.725005220098328" calcext:value-type="float">
            <text:p>0,725005220098328</text:p>
          </table:table-cell>
          <table:table-cell office:value-type="float" office:value="0.968084248552583" calcext:value-type="float">
            <text:p>0,968084248552583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95516531808036" calcext:value-type="float">
            <text:p>0,895516531808036</text:p>
          </table:table-cell>
          <table:table-cell office:value-type="float" office:value="0.858060630395503" calcext:value-type="float">
            <text:p>0,858060630395503</text:p>
          </table:table-cell>
          <table:table-cell office:value-type="float" office:value="0.850896512250053" calcext:value-type="float">
            <text:p>0,850896512250053</text:p>
          </table:table-cell>
          <table:table-cell office:value-type="float" office:value="0.740487276664862" calcext:value-type="float">
            <text:p>0,740487276664862</text:p>
          </table:table-cell>
          <table:table-cell office:value-type="float" office:value="0.843851032848787" calcext:value-type="float">
            <text:p>0,843851032848787</text:p>
          </table:table-cell>
          <table:table-cell office:value-type="float" office:value="0.923741724979439" calcext:value-type="float">
            <text:p>0,923741724979439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21238490513393" calcext:value-type="float">
            <text:p>0,921238490513393</text:p>
          </table:table-cell>
          <table:table-cell office:value-type="float" office:value="0.771903722806322" calcext:value-type="float">
            <text:p>0,771903722806322</text:p>
          </table:table-cell>
          <table:table-cell office:value-type="float" office:value="0.837906221400757" calcext:value-type="float">
            <text:p>0,837906221400757</text:p>
          </table:table-cell>
          <table:table-cell office:value-type="float" office:value="0.721031500926498" calcext:value-type="float">
            <text:p>0,721031500926498</text:p>
          </table:table-cell>
          <table:table-cell office:value-type="float" office:value="0.916251324516306" calcext:value-type="float">
            <text:p>0,916251324516306</text:p>
          </table:table-cell>
          <table:table-cell office:value-type="float" office:value="0.922663019718184" calcext:value-type="float">
            <text:p>0,922663019718184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03267996651786" calcext:value-type="float">
            <text:p>0,903267996651786</text:p>
          </table:table-cell>
          <table:table-cell office:value-type="float" office:value="0.909765209566142" calcext:value-type="float">
            <text:p>0,909765209566142</text:p>
          </table:table-cell>
          <table:table-cell office:value-type="float" office:value="0.857436582795754" calcext:value-type="float">
            <text:p>0,857436582795754</text:p>
          </table:table-cell>
          <table:table-cell office:value-type="float" office:value="0.750449883030412" calcext:value-type="float">
            <text:p>0,750449883030412</text:p>
          </table:table-cell>
          <table:table-cell office:value-type="float" office:value="0.810800301358544" calcext:value-type="float">
            <text:p>0,810800301358544</text:p>
          </table:table-cell>
          <table:table-cell office:value-type="float" office:value="0.955004691260657" calcext:value-type="float">
            <text:p>0,955004691260657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85733468191964" calcext:value-type="float">
            <text:p>0,885733468191964</text:p>
          </table:table-cell>
          <table:table-cell office:value-type="float" office:value="0.725713829956931" calcext:value-type="float">
            <text:p>0,725713829956931</text:p>
          </table:table-cell>
          <table:table-cell office:value-type="float" office:value="0.806422546861844" calcext:value-type="float">
            <text:p>0,806422546861844</text:p>
          </table:table-cell>
          <table:table-cell office:value-type="float" office:value="0.675634869560913" calcext:value-type="float">
            <text:p>0,675634869560913</text:p>
          </table:table-cell>
          <table:table-cell office:value-type="float" office:value="0.907329233837461" calcext:value-type="float">
            <text:p>0,907329233837461</text:p>
          </table:table-cell>
          <table:table-cell office:value-type="float" office:value="0.878053969717386" calcext:value-type="float">
            <text:p>0,878053969717386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89474051339286" calcext:value-type="float">
            <text:p>0,889474051339286</text:p>
          </table:table-cell>
          <table:table-cell office:value-type="float" office:value="0.814570141256697" calcext:value-type="float">
            <text:p>0,814570141256697</text:p>
          </table:table-cell>
          <table:table-cell office:value-type="float" office:value="0.808490708566249" calcext:value-type="float">
            <text:p>0,808490708566249</text:p>
          </table:table-cell>
          <table:table-cell office:value-type="float" office:value="0.67854335201481" calcext:value-type="float">
            <text:p>0,67854335201481</text:p>
          </table:table-cell>
          <table:table-cell office:value-type="float" office:value="0.802501349649091" calcext:value-type="float">
            <text:p>0,802501349649091</text:p>
          </table:table-cell>
          <table:table-cell office:value-type="float" office:value="0.925122317016202" calcext:value-type="float">
            <text:p>0,925122317016202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83030482700893" calcext:value-type="float">
            <text:p>0,883030482700893</text:p>
          </table:table-cell>
          <table:table-cell office:value-type="float" office:value="0.697004085338175" calcext:value-type="float">
            <text:p>0,697004085338175</text:p>
          </table:table-cell>
          <table:table-cell office:value-type="float" office:value="0.785535003437195" calcext:value-type="float">
            <text:p>0,785535003437195</text:p>
          </table:table-cell>
          <table:table-cell office:value-type="float" office:value="0.64681568069926" calcext:value-type="float">
            <text:p>0,64681568069926</text:p>
          </table:table-cell>
          <table:table-cell office:value-type="float" office:value="0.89982785774457" calcext:value-type="float">
            <text:p>0,89982785774457</text:p>
          </table:table-cell>
          <table:table-cell office:value-type="float" office:value="0.877782228071179" calcext:value-type="float">
            <text:p>0,877782228071179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99571010044643" calcext:value-type="float">
            <text:p>0,899571010044643</text:p>
          </table:table-cell>
          <table:table-cell office:value-type="float" office:value="0.917719721709499" calcext:value-type="float">
            <text:p>0,917719721709499</text:p>
          </table:table-cell>
          <table:table-cell office:value-type="float" office:value="0.870700493938033" calcext:value-type="float">
            <text:p>0,870700493938033</text:p>
          </table:table-cell>
          <table:table-cell office:value-type="float" office:value="0.77100936400326" calcext:value-type="float">
            <text:p>0,77100936400326</text:p>
          </table:table-cell>
          <table:table-cell office:value-type="float" office:value="0.828264491051215" calcext:value-type="float">
            <text:p>0,828264491051215</text:p>
          </table:table-cell>
          <table:table-cell office:value-type="float" office:value="0.948766687295553" calcext:value-type="float">
            <text:p>0,948766687295553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60648018973214" calcext:value-type="float">
            <text:p>0,860648018973214</text:p>
          </table:table-cell>
          <table:table-cell office:value-type="float" office:value="0.851883678690702" calcext:value-type="float">
            <text:p>0,851883678690702</text:p>
          </table:table-cell>
          <table:table-cell office:value-type="float" office:value="0.845165665568688" calcext:value-type="float">
            <text:p>0,845165665568688</text:p>
          </table:table-cell>
          <table:table-cell office:value-type="float" office:value="0.731850136742672" calcext:value-type="float">
            <text:p>0,731850136742672</text:p>
          </table:table-cell>
          <table:table-cell office:value-type="float" office:value="0.838552780821654" calcext:value-type="float">
            <text:p>0,838552780821654</text:p>
          </table:table-cell>
          <table:table-cell office:value-type="float" office:value="0.878987091318153" calcext:value-type="float">
            <text:p>0,878987091318153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56305803571429" calcext:value-type="float">
            <text:p>0,856305803571429</text:p>
          </table:table-cell>
          <table:table-cell office:value-type="float" office:value="0.880965093772943" calcext:value-type="float">
            <text:p>0,880965093772943</text:p>
          </table:table-cell>
          <table:table-cell office:value-type="float" office:value="0.865002129820767" calcext:value-type="float">
            <text:p>0,865002129820767</text:p>
          </table:table-cell>
          <table:table-cell office:value-type="float" office:value="0.762117844048616" calcext:value-type="float">
            <text:p>0,762117844048616</text:p>
          </table:table-cell>
          <table:table-cell office:value-type="float" office:value="0.849607363542739" calcext:value-type="float">
            <text:p>0,849607363542739</text:p>
          </table:table-cell>
          <table:table-cell office:value-type="float" office:value="0.864228075517661" calcext:value-type="float">
            <text:p>0,864228075517661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37053571428571" calcext:value-type="float">
            <text:p>0,837053571428571</text:p>
          </table:table-cell>
          <table:table-cell office:value-type="float" office:value="0.620485280204797" calcext:value-type="float">
            <text:p>0,620485280204797</text:p>
          </table:table-cell>
          <table:table-cell office:value-type="float" office:value="0.704705622096514" calcext:value-type="float">
            <text:p>0,704705622096514</text:p>
          </table:table-cell>
          <table:table-cell office:value-type="float" office:value="0.544050552614243" calcext:value-type="float">
            <text:p>0,544050552614243</text:p>
          </table:table-cell>
          <table:table-cell office:value-type="float" office:value="0.815379552435279" calcext:value-type="float">
            <text:p>0,815379552435279</text:p>
          </table:table-cell>
          <table:table-cell office:value-type="float" office:value="0.843840164872911" calcext:value-type="float">
            <text:p>0,843840164872911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914603097098214" calcext:value-type="float">
            <text:p>0,914603097098214</text:p>
          </table:table-cell>
          <table:table-cell office:value-type="float" office:value="0.85412960609911" calcext:value-type="float">
            <text:p>0,85412960609911</text:p>
          </table:table-cell>
          <table:table-cell office:value-type="float" office:value="0.872828316929389" calcext:value-type="float">
            <text:p>0,872828316929389</text:p>
          </table:table-cell>
          <table:table-cell office:value-type="float" office:value="0.774352594230946" calcext:value-type="float">
            <text:p>0,774352594230946</text:p>
          </table:table-cell>
          <table:table-cell office:value-type="float" office:value="0.892364061172472" calcext:value-type="float">
            <text:p>0,892364061172472</text:p>
          </table:table-cell>
          <table:table-cell office:value-type="float" office:value="0.925477773161612" calcext:value-type="float">
            <text:p>0,925477773161612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49147251674107" calcext:value-type="float">
            <text:p>0,849147251674107</text:p>
          </table:table-cell>
          <table:table-cell office:value-type="float" office:value="0.688457637803909" calcext:value-type="float">
            <text:p>0,688457637803909</text:p>
          </table:table-cell>
          <table:table-cell office:value-type="float" office:value="0.743821722070038" calcext:value-type="float">
            <text:p>0,743821722070038</text:p>
          </table:table-cell>
          <table:table-cell office:value-type="float" office:value="0.592130699231458" calcext:value-type="float">
            <text:p>0,592130699231458</text:p>
          </table:table-cell>
          <table:table-cell office:value-type="float" office:value="0.80886899394564" calcext:value-type="float">
            <text:p>0,80886899394564</text:p>
          </table:table-cell>
          <table:table-cell office:value-type="float" office:value="0.864101583050361" calcext:value-type="float">
            <text:p>0,864101583050361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57169015066964" calcext:value-type="float">
            <text:p>0,857169015066964</text:p>
          </table:table-cell>
          <table:table-cell office:value-type="float" office:value="0.653575176135512" calcext:value-type="float">
            <text:p>0,653575176135512</text:p>
          </table:table-cell>
          <table:table-cell office:value-type="float" office:value="0.726896850669379" calcext:value-type="float">
            <text:p>0,726896850669379</text:p>
          </table:table-cell>
          <table:table-cell office:value-type="float" office:value="0.570964615908436" calcext:value-type="float">
            <text:p>0,570964615908436</text:p>
          </table:table-cell>
          <table:table-cell office:value-type="float" office:value="0.818748591602193" calcext:value-type="float">
            <text:p>0,818748591602193</text:p>
          </table:table-cell>
          <table:table-cell office:value-type="float" office:value="0.868785628307329" calcext:value-type="float">
            <text:p>0,868785628307329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91732352120536" calcext:value-type="float">
            <text:p>0,891732352120536</text:p>
          </table:table-cell>
          <table:table-cell office:value-type="float" office:value="0.656179372197309" calcext:value-type="float">
            <text:p>0,656179372197309</text:p>
          </table:table-cell>
          <table:table-cell office:value-type="float" office:value="0.74658666503398" calcext:value-type="float">
            <text:p>0,74658666503398</text:p>
          </table:table-cell>
          <table:table-cell office:value-type="float" office:value="0.595642829230168" calcext:value-type="float">
            <text:p>0,595642829230168</text:p>
          </table:table-cell>
          <table:table-cell office:value-type="float" office:value="0.865887142586631" calcext:value-type="float">
            <text:p>0,865887142586631</text:p>
          </table:table-cell>
          <table:table-cell office:value-type="float" office:value="0.897567440468556" calcext:value-type="float">
            <text:p>0,897567440468556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21315220424107" calcext:value-type="float">
            <text:p>0,821315220424107</text:p>
          </table:table-cell>
          <table:table-cell office:value-type="float" office:value="0.537746571363625" calcext:value-type="float">
            <text:p>0,537746571363625</text:p>
          </table:table-cell>
          <table:table-cell office:value-type="float" office:value="0.675101070154578" calcext:value-type="float">
            <text:p>0,675101070154578</text:p>
          </table:table-cell>
          <table:table-cell office:value-type="float" office:value="0.509549109707065" calcext:value-type="float">
            <text:p>0,509549109707065</text:p>
          </table:table-cell>
          <table:table-cell office:value-type="float" office:value="0.906694489396133" calcext:value-type="float">
            <text:p>0,906694489396133</text:p>
          </table:table-cell>
          <table:table-cell office:value-type="float" office:value="0.799333377190097" calcext:value-type="float">
            <text:p>0,79933337719009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81252833775111" calcext:value-type="float">
            <text:p>0,881252833775111</text:p>
          </table:table-cell>
          <table:table-cell table:style-name="ce9" table:formula="of:=AVERAGE([.D2:.D25])" office:value-type="float" office:value="0.807264107723236" calcext:value-type="float">
            <text:p>0,807264107723236</text:p>
          </table:table-cell>
          <table:table-cell table:style-name="ce9" table:formula="of:=AVERAGE([.E2:.E25])" office:value-type="float" office:value="0.819413095073402" calcext:value-type="float">
            <text:p>0,819413095073402</text:p>
          </table:table-cell>
          <table:table-cell table:style-name="ce9" table:formula="of:=AVERAGE([.F2:.F25])" office:value-type="float" office:value="0.698210519238628" calcext:value-type="float">
            <text:p>0,698210519238628</text:p>
          </table:table-cell>
          <table:table-cell table:style-name="ce9" table:formula="of:=AVERAGE([.G2:.G25])" office:value-type="float" office:value="0.843987601286355" calcext:value-type="float">
            <text:p>0,843987601286355</text:p>
          </table:table-cell>
          <table:table-cell table:style-name="ce9" table:formula="of:=AVERAGE([.H2:.H25])" office:value-type="float" office:value="0.903906948420877" calcext:value-type="float">
            <text:p>0,903906948420877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(tp + tn) / (tp + tn + fp + fn)</text:p>
          </table:table-cell>
          <table:table-cell table:style-name="ce4" office:value-type="string" calcext:value-type="string">
            <text:p>tp / (tp + fp)</text:p>
          </table:table-cell>
          <table:table-cell table:style-name="ce4" office:value-type="string" calcext:value-type="string">
            <text:p>(2*tp)/(2*tp + fp + fn)</text:p>
          </table:table-cell>
          <table:table-cell table:style-name="ce4" office:value-type="string" calcext:value-type="string">
            <text:p>tp / (tp + fp + fn)</text:p>
          </table:table-cell>
          <table:table-cell table:style-name="ce4" office:value-type="string" calcext:value-type="string">
            <text:p>tp/(tp + fn)</text:p>
          </table:table-cell>
          <table:table-cell table:style-name="ce4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97677466982887" calcext:value-type="float">
            <text:p>0,897677466982887</text:p>
          </table:table-cell>
          <table:table-cell table:formula="of:=AVERAGE([.D8:.D13])" office:value-type="float" office:value="0.863844670139077" calcext:value-type="float">
            <text:p>0,863844670139077</text:p>
          </table:table-cell>
          <table:table-cell table:formula="of:=AVERAGE([.E8:.E13])" office:value-type="float" office:value="0.835777680716954" calcext:value-type="float">
            <text:p>0,835777680716954</text:p>
          </table:table-cell>
          <table:table-cell table:formula="of:=AVERAGE([.F8:.F13])" office:value-type="float" office:value="0.718604488752178" calcext:value-type="float">
            <text:p>0,718604488752178</text:p>
          </table:table-cell>
          <table:table-cell table:formula="of:=AVERAGE([.G8:.G13])" office:value-type="float" office:value="0.817609668448874" calcext:value-type="float">
            <text:p>0,817609668448874</text:p>
          </table:table-cell>
          <table:table-cell table:formula="of:=AVERAGE([.H8:.H13])" office:value-type="float" office:value="0.944445316493241" calcext:value-type="float">
            <text:p>0,94444531649324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86369977678572" calcext:value-type="float">
            <text:p>0,886369977678572</text:p>
          </table:table-cell>
          <table:table-cell table:formula="of:=AVERAGE([.D2:.D7])" office:value-type="float" office:value="0.882140061665664" calcext:value-type="float">
            <text:p>0,882140061665664</text:p>
          </table:table-cell>
          <table:table-cell table:formula="of:=AVERAGE([.E2:.E7])" office:value-type="float" office:value="0.866665233718877" calcext:value-type="float">
            <text:p>0,866665233718877</text:p>
          </table:table-cell>
          <table:table-cell table:formula="of:=AVERAGE([.F2:.F7])" office:value-type="float" office:value="0.765460646870362" calcext:value-type="float">
            <text:p>0,765460646870362</text:p>
          </table:table-cell>
          <table:table-cell table:formula="of:=AVERAGE([.G2:.G7])" office:value-type="float" office:value="0.8526697520657" calcext:value-type="float">
            <text:p>0,8526697520657</text:p>
          </table:table-cell>
          <table:table-cell table:formula="of:=AVERAGE([.H2:.H7])" office:value-type="float" office:value="0.909174754525767" calcext:value-type="float">
            <text:p>0,90917475452576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79127139136905" calcext:value-type="float">
            <text:p>0,879127139136905</text:p>
          </table:table-cell>
          <table:table-cell table:formula="of:=AVERAGE([.D14:.D19])" office:value-type="float" office:value="0.814642758454158" calcext:value-type="float">
            <text:p>0,814642758454158</text:p>
          </table:table-cell>
          <table:table-cell table:formula="of:=AVERAGE([.E14:.E19])" office:value-type="float" office:value="0.830219424698796" calcext:value-type="float">
            <text:p>0,830219424698796</text:p>
          </table:table-cell>
          <table:table-cell table:formula="of:=AVERAGE([.F14:.F19])" office:value-type="float" office:value="0.710995207844922" calcext:value-type="float">
            <text:p>0,710995207844922</text:p>
          </table:table-cell>
          <table:table-cell table:formula="of:=AVERAGE([.G14:.G19])" office:value-type="float" office:value="0.854347179441122" calcext:value-type="float">
            <text:p>0,854347179441122</text:p>
          </table:table-cell>
          <table:table-cell table:formula="of:=AVERAGE([.H14:.H19])" office:value-type="float" office:value="0.895490061489356" calcext:value-type="float">
            <text:p>0,89549006148935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61836751302083" calcext:value-type="float">
            <text:p>0,861836751302083</text:p>
          </table:table-cell>
          <table:table-cell table:formula="of:=AVERAGE([.D20:.D25])" office:value-type="float" office:value="0.668428940634044" calcext:value-type="float">
            <text:p>0,668428940634044</text:p>
          </table:table-cell>
          <table:table-cell table:formula="of:=AVERAGE([.E20:.E25])" office:value-type="float" office:value="0.74499004115898" calcext:value-type="float">
            <text:p>0,74499004115898</text:p>
          </table:table-cell>
          <table:table-cell table:formula="of:=AVERAGE([.F20:.F25])" office:value-type="float" office:value="0.597781733487053" calcext:value-type="float">
            <text:p>0,597781733487053</text:p>
          </table:table-cell>
          <table:table-cell table:formula="of:=AVERAGE([.G20:.G25])" office:value-type="float" office:value="0.851323805189725" calcext:value-type="float">
            <text:p>0,851323805189725</text:p>
          </table:table-cell>
          <table:table-cell table:formula="of:=AVERAGE([.H20:.H25])" office:value-type="float" office:value="0.866517661175144" calcext:value-type="float">
            <text:p>0,866517661175144</text:p>
          </table:table-cell>
        </table:table-row>
      </table:table>
      <table:table table:name="1-unet_based (basic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string" office:string-value="" calcext:value-type="error">
            <text:p>#DIV/0!</text:p>
          </table:table-cell>
          <table:table-cell table:style-name="ce9" table:formula="of:=AVERAGE([.D2:.D25])" office:value-type="string" office:string-value="" calcext:value-type="error">
            <text:p>#DIV/0!</text:p>
          </table:table-cell>
          <table:table-cell table:style-name="ce9" table:formula="of:=AVERAGE([.E2:.E25])" office:value-type="string" office:string-value="" calcext:value-type="error">
            <text:p>#DIV/0!</text:p>
          </table:table-cell>
          <table:table-cell table:style-name="ce9" table:formula="of:=AVERAGE([.F2:.F25])" office:value-type="string" office:string-value="" calcext:value-type="error">
            <text:p>#DIV/0!</text:p>
          </table:table-cell>
          <table:table-cell table:style-name="ce9" table:formula="of:=AVERAGE([.G2:.G25])" office:value-type="string" office:string-value="" calcext:value-type="error">
            <text:p>#DIV/0!</text:p>
          </table:table-cell>
          <table:table-cell table:style-name="ce9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2-de_oliveira_et_al_(2013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81854248046875" calcext:value-type="float">
            <text:p>0,81854248046875</text:p>
          </table:table-cell>
          <table:table-cell office:value-type="float" office:value="0.947905456574594" calcext:value-type="float">
            <text:p>0,947905456574594</text:p>
          </table:table-cell>
          <table:table-cell office:value-type="float" office:value="0.69563436928702" calcext:value-type="float">
            <text:p>0,69563436928702</text:p>
          </table:table-cell>
          <table:table-cell office:value-type="float" office:value="0.533312403291996" calcext:value-type="float">
            <text:p>0,533312403291996</text:p>
          </table:table-cell>
          <table:table-cell office:value-type="float" office:value="0.549415515409139" calcext:value-type="float">
            <text:p>0,549415515409139</text:p>
          </table:table-cell>
          <table:table-cell office:value-type="float" office:value="0.981695190610907" calcext:value-type="float">
            <text:p>0,981695190610907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01993233816964" calcext:value-type="float">
            <text:p>0,801993233816964</text:p>
          </table:table-cell>
          <table:table-cell office:value-type="float" office:value="0.814571206421922" calcext:value-type="float">
            <text:p>0,814571206421922</text:p>
          </table:table-cell>
          <table:table-cell office:value-type="float" office:value="0.773442410335711" calcext:value-type="float">
            <text:p>0,773442410335711</text:p>
          </table:table-cell>
          <table:table-cell office:value-type="float" office:value="0.630579776158251" calcext:value-type="float">
            <text:p>0,630579776158251</text:p>
          </table:table-cell>
          <table:table-cell office:value-type="float" office:value="0.736267284607203" calcext:value-type="float">
            <text:p>0,736267284607203</text:p>
          </table:table-cell>
          <table:table-cell office:value-type="float" office:value="0.857769181173437" calcext:value-type="float">
            <text:p>0,857769181173437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827008928571429" calcext:value-type="float">
            <text:p>0,827008928571429</text:p>
          </table:table-cell>
          <table:table-cell office:value-type="float" office:value="0.881905112173593" calcext:value-type="float">
            <text:p>0,881905112173593</text:p>
          </table:table-cell>
          <table:table-cell office:value-type="float" office:value="0.707365998997021" calcext:value-type="float">
            <text:p>0,707365998997021</text:p>
          </table:table-cell>
          <table:table-cell office:value-type="float" office:value="0.547228371254479" calcext:value-type="float">
            <text:p>0,547228371254479</text:p>
          </table:table-cell>
          <table:table-cell office:value-type="float" office:value="0.590499408983451" calcext:value-type="float">
            <text:p>0,590499408983451</text:p>
          </table:table-cell>
          <table:table-cell office:value-type="float" office:value="0.956654967602592" calcext:value-type="float">
            <text:p>0,956654967602592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13929966517857" calcext:value-type="float">
            <text:p>0,813929966517857</text:p>
          </table:table-cell>
          <table:table-cell office:value-type="float" office:value="0.922001471670346" calcext:value-type="float">
            <text:p>0,922001471670346</text:p>
          </table:table-cell>
          <table:table-cell office:value-type="float" office:value="0.729798171642736" calcext:value-type="float">
            <text:p>0,729798171642736</text:p>
          </table:table-cell>
          <table:table-cell office:value-type="float" office:value="0.574552921708965" calcext:value-type="float">
            <text:p>0,574552921708965</text:p>
          </table:table-cell>
          <table:table-cell office:value-type="float" office:value="0.60390603717441" calcext:value-type="float">
            <text:p>0,60390603717441</text:p>
          </table:table-cell>
          <table:table-cell office:value-type="float" office:value="0.963594008989502" calcext:value-type="float">
            <text:p>0,963594008989502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799019949776786" calcext:value-type="float">
            <text:p>0,799019949776786</text:p>
          </table:table-cell>
          <table:table-cell office:value-type="float" office:value="0.887909887359199" calcext:value-type="float">
            <text:p>0,887909887359199</text:p>
          </table:table-cell>
          <table:table-cell office:value-type="float" office:value="0.754771581164755" calcext:value-type="float">
            <text:p>0,754771581164755</text:p>
          </table:table-cell>
          <table:table-cell office:value-type="float" office:value="0.606131027647722" calcext:value-type="float">
            <text:p>0,606131027647722</text:p>
          </table:table-cell>
          <table:table-cell office:value-type="float" office:value="0.656354081859226" calcext:value-type="float">
            <text:p>0,656354081859226</text:p>
          </table:table-cell>
          <table:table-cell office:value-type="float" office:value="0.926159224325572" calcext:value-type="float">
            <text:p>0,926159224325572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77352469308036" calcext:value-type="float">
            <text:p>0,777352469308036</text:p>
          </table:table-cell>
          <table:table-cell office:value-type="float" office:value="0.772577369529168" calcext:value-type="float">
            <text:p>0,772577369529168</text:p>
          </table:table-cell>
          <table:table-cell office:value-type="float" office:value="0.764578435440004" calcext:value-type="float">
            <text:p>0,764578435440004</text:p>
          </table:table-cell>
          <table:table-cell office:value-type="float" office:value="0.618880597014925" calcext:value-type="float">
            <text:p>0,618880597014925</text:p>
          </table:table-cell>
          <table:table-cell office:value-type="float" office:value="0.756743439062671" calcext:value-type="float">
            <text:p>0,756743439062671</text:p>
          </table:table-cell>
          <table:table-cell office:value-type="float" office:value="0.796206631716032" calcext:value-type="float">
            <text:p>0,796206631716032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833251953125" calcext:value-type="float">
            <text:p>0,7833251953125</text:p>
          </table:table-cell>
          <table:table-cell office:value-type="float" office:value="0.426024590163934" calcext:value-type="float">
            <text:p>0,426024590163934</text:p>
          </table:table-cell>
          <table:table-cell office:value-type="float" office:value="0.250738708315745" calcext:value-type="float">
            <text:p>0,250738708315745</text:p>
          </table:table-cell>
          <table:table-cell office:value-type="float" office:value="0.143339768339768" calcext:value-type="float">
            <text:p>0,143339768339768</text:p>
          </table:table-cell>
          <table:table-cell office:value-type="float" office:value="0.177646757241733" calcext:value-type="float">
            <text:p>0,177646757241733</text:p>
          </table:table-cell>
          <table:table-cell office:value-type="float" office:value="0.938629740803225" calcext:value-type="float">
            <text:p>0,938629740803225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571210588727679" calcext:value-type="float">
            <text:p>0,571210588727679</text:p>
          </table:table-cell>
          <table:table-cell office:value-type="float" office:value="0.013035714285714" calcext:value-type="float">
            <text:p>0,013035714285714</text:p>
          </table:table-cell>
          <table:table-cell office:value-type="float" office:value="0.002960079476106" calcext:value-type="float">
            <text:p>0,002960079476106</text:p>
          </table:table-cell>
          <table:table-cell office:value-type="float" office:value="0.001482233502538" calcext:value-type="float">
            <text:p>0,001482233502538</text:p>
          </table:table-cell>
          <table:table-cell office:value-type="float" office:value="0.001669601811404" calcext:value-type="float">
            <text:p>0,001669601811404</text:p>
          </table:table-cell>
          <table:table-cell office:value-type="float" office:value="0.922116536320721" calcext:value-type="float">
            <text:p>0,922116536320721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545601981026786" calcext:value-type="float">
            <text:p>0,545601981026786</text:p>
          </table:table-cell>
          <table:table-cell office:value-type="float" office:value="0.544373141336672" calcext:value-type="float">
            <text:p>0,544373141336672</text:p>
          </table:table-cell>
          <table:table-cell office:value-type="float" office:value="0.117758591501608" calcext:value-type="float">
            <text:p>0,117758591501608</text:p>
          </table:table-cell>
          <table:table-cell office:value-type="float" office:value="0.062562958699093" calcext:value-type="float">
            <text:p>0,062562958699093</text:p>
          </table:table-cell>
          <table:table-cell office:value-type="float" office:value="0.066020007213227" calcext:value-type="float">
            <text:p>0,066020007213227</text:p>
          </table:table-cell>
          <table:table-cell office:value-type="float" office:value="0.953053687486897" calcext:value-type="float">
            <text:p>0,953053687486897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609584263392857" calcext:value-type="float">
            <text:p>0,609584263392857</text:p>
          </table:table-cell>
          <table:table-cell office:value-type="float" office:value="0.118343195266272" calcext:value-type="float">
            <text:p>0,118343195266272</text:p>
          </table:table-cell>
          <table:table-cell office:value-type="float" office:value="0.028635890315863" calcext:value-type="float">
            <text:p>0,028635890315863</text:p>
          </table:table-cell>
          <table:table-cell office:value-type="float" office:value="0.014525926578044" calcext:value-type="float">
            <text:p>0,014525926578044</text:p>
          </table:table-cell>
          <table:table-cell office:value-type="float" office:value="0.0162886547052" calcext:value-type="float">
            <text:p>0,0162886547052</text:p>
          </table:table-cell>
          <table:table-cell office:value-type="float" office:value="0.933705456457549" calcext:value-type="float">
            <text:p>0,933705456457549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741106305803571" calcext:value-type="float">
            <text:p>0,741106305803571</text:p>
          </table:table-cell>
          <table:table-cell office:value-type="float" office:value="0.134525256031939" calcext:value-type="float">
            <text:p>0,134525256031939</text:p>
          </table:table-cell>
          <table:table-cell office:value-type="float" office:value="0.049612700851418" calcext:value-type="float">
            <text:p>0,049612700851418</text:p>
          </table:table-cell>
          <table:table-cell office:value-type="float" office:value="0.025437358453409" calcext:value-type="float">
            <text:p>0,025437358453409</text:p>
          </table:table-cell>
          <table:table-cell office:value-type="float" office:value="0.030414818884659" calcext:value-type="float">
            <text:p>0,030414818884659</text:p>
          </table:table-cell>
          <table:table-cell office:value-type="float" office:value="0.944107525194211" calcext:value-type="float">
            <text:p>0,944107525194211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620387486049107" calcext:value-type="float">
            <text:p>0,620387486049107</text:p>
          </table:table-cell>
          <table:table-cell office:value-type="float" office:value="0.216286799620133" calcext:value-type="float">
            <text:p>0,216286799620133</text:p>
          </table:table-cell>
          <table:table-cell office:value-type="float" office:value="0.04016843404837" calcext:value-type="float">
            <text:p>0,04016843404837</text:p>
          </table:table-cell>
          <table:table-cell office:value-type="float" office:value="0.020495860331174" calcext:value-type="float">
            <text:p>0,020495860331174</text:p>
          </table:table-cell>
          <table:table-cell office:value-type="float" office:value="0.022140131722847" calcext:value-type="float">
            <text:p>0,022140131722847</text:p>
          </table:table-cell>
          <table:table-cell office:value-type="float" office:value="0.955113474116479" calcext:value-type="float">
            <text:p>0,955113474116479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22673688616071" calcext:value-type="float">
            <text:p>0,722673688616071</text:p>
          </table:table-cell>
          <table:table-cell office:value-type="float" office:value="0.029524330235101" calcext:value-type="float">
            <text:p>0,029524330235101</text:p>
          </table:table-cell>
          <table:table-cell office:value-type="float" office:value="0.003384094754653" calcext:value-type="float">
            <text:p>0,003384094754653</text:p>
          </table:table-cell>
          <table:table-cell office:value-type="float" office:value="0.001694915254237" calcext:value-type="float">
            <text:p>0,001694915254237</text:p>
          </table:table-cell>
          <table:table-cell office:value-type="float" office:value="0.001794914409174" calcext:value-type="float">
            <text:p>0,001794914409174</text:p>
          </table:table-cell>
          <table:table-cell office:value-type="float" office:value="0.979019656513362" calcext:value-type="float">
            <text:p>0,979019656513362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69671630859375" calcext:value-type="float">
            <text:p>0,69671630859375</text:p>
          </table:table-cell>
          <table:table-cell office:value-type="float" office:value="0.156741305383516" calcext:value-type="float">
            <text:p>0,156741305383516</text:p>
          </table:table-cell>
          <table:table-cell office:value-type="float" office:value="0.018566067548884" calcext:value-type="float">
            <text:p>0,018566067548884</text:p>
          </table:table-cell>
          <table:table-cell office:value-type="float" office:value="0.009370015948963" calcext:value-type="float">
            <text:p>0,009370015948963</text:p>
          </table:table-cell>
          <table:table-cell office:value-type="float" office:value="0.009867434467039" calcext:value-type="float">
            <text:p>0,009867434467039</text:p>
          </table:table-cell>
          <table:table-cell office:value-type="float" office:value="0.978241093600177" calcext:value-type="float">
            <text:p>0,978241093600177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97031947544643" calcext:value-type="float">
            <text:p>0,797031947544643</text:p>
          </table:table-cell>
          <table:table-cell office:value-type="float" office:value="0.546662338565698" calcext:value-type="float">
            <text:p>0,546662338565698</text:p>
          </table:table-cell>
          <table:table-cell office:value-type="float" office:value="0.669496819627442" calcext:value-type="float">
            <text:p>0,669496819627442</text:p>
          </table:table-cell>
          <table:table-cell office:value-type="float" office:value="0.503190694696404" calcext:value-type="float">
            <text:p>0,503190694696404</text:p>
          </table:table-cell>
          <table:table-cell office:value-type="float" office:value="0.863531480057137" calcext:value-type="float">
            <text:p>0,863531480057137</text:p>
          </table:table-cell>
          <table:table-cell office:value-type="float" office:value="0.776254505922069" calcext:value-type="float">
            <text:p>0,776254505922069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57402692522321" calcext:value-type="float">
            <text:p>0,757402692522321</text:p>
          </table:table-cell>
          <table:table-cell office:value-type="float" office:value="0.813525198851447" calcext:value-type="float">
            <text:p>0,813525198851447</text:p>
          </table:table-cell>
          <table:table-cell office:value-type="float" office:value="0.639229263106028" calcext:value-type="float">
            <text:p>0,639229263106028</text:p>
          </table:table-cell>
          <table:table-cell office:value-type="float" office:value="0.469755298063729" calcext:value-type="float">
            <text:p>0,469755298063729</text:p>
          </table:table-cell>
          <table:table-cell office:value-type="float" office:value="0.526440562128914" calcext:value-type="float">
            <text:p>0,526440562128914</text:p>
          </table:table-cell>
          <table:table-cell office:value-type="float" office:value="0.916747708720125" calcext:value-type="float">
            <text:p>0,916747708720125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504743303571429" calcext:value-type="float">
            <text:p>0,504743303571429</text:p>
          </table:table-cell>
          <table:table-cell office:value-type="float" office:value="0.035540881724607" calcext:value-type="float">
            <text:p>0,035540881724607</text:p>
          </table:table-cell>
          <table:table-cell office:value-type="float" office:value="0.006402407025155" calcext:value-type="float">
            <text:p>0,006402407025155</text:p>
          </table:table-cell>
          <table:table-cell office:value-type="float" office:value="0.003211484126845" calcext:value-type="float">
            <text:p>0,003211484126845</text:p>
          </table:table-cell>
          <table:table-cell office:value-type="float" office:value="0.003518080627487" calcext:value-type="float">
            <text:p>0,003518080627487</text:p>
          </table:table-cell>
          <table:table-cell office:value-type="float" office:value="0.920760798455426" calcext:value-type="float">
            <text:p>0,920760798455426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431265694754464" calcext:value-type="float">
            <text:p>0,431265694754464</text:p>
          </table:table-cell>
          <table:table-cell office:value-type="float" office:value="0.064178682499293" calcext:value-type="float">
            <text:p>0,064178682499293</text:p>
          </table:table-cell>
          <table:table-cell office:value-type="float" office:value="0.006912196830134" calcext:value-type="float">
            <text:p>0,006912196830134</text:p>
          </table:table-cell>
          <table:table-cell office:value-type="float" office:value="0.003468084456259" calcext:value-type="float">
            <text:p>0,003468084456259</text:p>
          </table:table-cell>
          <table:table-cell office:value-type="float" office:value="0.00365280638517" calcext:value-type="float">
            <text:p>0,00365280638517</text:p>
          </table:table-cell>
          <table:table-cell office:value-type="float" office:value="0.937005176613886" calcext:value-type="float">
            <text:p>0,937005176613886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23475864955357" calcext:value-type="float">
            <text:p>0,723475864955357</text:p>
          </table:table-cell>
          <table:table-cell office:value-type="float" office:value="0.454169465905274" calcext:value-type="float">
            <text:p>0,454169465905274</text:p>
          </table:table-cell>
          <table:table-cell office:value-type="float" office:value="0.577033875700187" calcext:value-type="float">
            <text:p>0,577033875700187</text:p>
          </table:table-cell>
          <table:table-cell office:value-type="float" office:value="0.405514836823064" calcext:value-type="float">
            <text:p>0,405514836823064</text:p>
          </table:table-cell>
          <table:table-cell office:value-type="float" office:value="0.791026766125494" calcext:value-type="float">
            <text:p>0,791026766125494</text:p>
          </table:table-cell>
          <table:table-cell office:value-type="float" office:value="0.702324250057248" calcext:value-type="float">
            <text:p>0,702324250057248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52120535714286" calcext:value-type="float">
            <text:p>0,852120535714286</text:p>
          </table:table-cell>
          <table:table-cell office:value-type="float" office:value="0.77047081569734" calcext:value-type="float">
            <text:p>0,77047081569734</text:p>
          </table:table-cell>
          <table:table-cell office:value-type="float" office:value="0.776659906766046" calcext:value-type="float">
            <text:p>0,776659906766046</text:p>
          </table:table-cell>
          <table:table-cell office:value-type="float" office:value="0.63486835023359" calcext:value-type="float">
            <text:p>0,63486835023359</text:p>
          </table:table-cell>
          <table:table-cell office:value-type="float" office:value="0.782949235344095" calcext:value-type="float">
            <text:p>0,782949235344095</text:p>
          </table:table-cell>
          <table:table-cell office:value-type="float" office:value="0.885944640631491" calcext:value-type="float">
            <text:p>0,885944640631491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679547991071429" calcext:value-type="float">
            <text:p>0,679547991071429</text:p>
          </table:table-cell>
          <table:table-cell office:value-type="float" office:value="0.448007880910683" calcext:value-type="float">
            <text:p>0,448007880910683</text:p>
          </table:table-cell>
          <table:table-cell office:value-type="float" office:value="0.571994223692179" calcext:value-type="float">
            <text:p>0,571994223692179</text:p>
          </table:table-cell>
          <table:table-cell office:value-type="float" office:value="0.400554558799543" calcext:value-type="float">
            <text:p>0,400554558799543</text:p>
          </table:table-cell>
          <table:table-cell office:value-type="float" office:value="0.790866932886771" calcext:value-type="float">
            <text:p>0,790866932886771</text:p>
          </table:table-cell>
          <table:table-cell office:value-type="float" office:value="0.63821799225214" calcext:value-type="float">
            <text:p>0,63821799225214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759225027901786" calcext:value-type="float">
            <text:p>0,759225027901786</text:p>
          </table:table-cell>
          <table:table-cell office:value-type="float" office:value="0.487855843453464" calcext:value-type="float">
            <text:p>0,487855843453464</text:p>
          </table:table-cell>
          <table:table-cell office:value-type="float" office:value="0.589712349934625" calcext:value-type="float">
            <text:p>0,589712349934625</text:p>
          </table:table-cell>
          <table:table-cell office:value-type="float" office:value="0.418150403506184" calcext:value-type="float">
            <text:p>0,418150403506184</text:p>
          </table:table-cell>
          <table:table-cell office:value-type="float" office:value="0.745324119281905" calcext:value-type="float">
            <text:p>0,745324119281905</text:p>
          </table:table-cell>
          <table:table-cell office:value-type="float" office:value="0.763428039335922" calcext:value-type="float">
            <text:p>0,763428039335922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238487184830173" calcext:value-type="float">
            <text:p>0,238487184830173</text:p>
          </table:table-cell>
          <table:table-cell office:value-type="float" office:value="0.383253027737987" calcext:value-type="float">
            <text:p>0,383253027737987</text:p>
          </table:table-cell>
          <table:table-cell office:value-type="float" office:value="0.23705195328232" calcext:value-type="float">
            <text:p>0,23705195328232</text:p>
          </table:table-cell>
          <table:table-cell office:value-type="float" office:value="0.975241431547055" calcext:value-type="float">
            <text:p>0,975241431547055</text:p>
          </table:table-cell>
          <table:table-cell office:value-type="float" office:value="0.296941131204309" calcext:value-type="float">
            <text:p>0,296941131204309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510149274553571" calcext:value-type="float">
            <text:p>0,510149274553571</text:p>
          </table:table-cell>
          <table:table-cell office:value-type="float" office:value="0.290268370279146" calcext:value-type="float">
            <text:p>0,290268370279146</text:p>
          </table:table-cell>
          <table:table-cell office:value-type="float" office:value="0.446142319143483" calcext:value-type="float">
            <text:p>0,446142319143483</text:p>
          </table:table-cell>
          <table:table-cell office:value-type="float" office:value="0.287119164541221" calcext:value-type="float">
            <text:p>0,287119164541221</text:p>
          </table:table-cell>
          <table:table-cell office:value-type="float" office:value="0.963589132101184" calcext:value-type="float">
            <text:p>0,963589132101184</text:p>
          </table:table-cell>
          <table:table-cell office:value-type="float" office:value="0.393406135561257" calcext:value-type="float">
            <text:p>0,39340613556125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690220424107143" calcext:value-type="float">
            <text:p>0,690220424107143</text:p>
          </table:table-cell>
          <table:table-cell table:style-name="ce9" table:formula="of:=AVERAGE([.D2:.D25])" office:value-type="float" office:value="0.458953812448718" calcext:value-type="float">
            <text:p>0,458953812448718</text:p>
          </table:table-cell>
          <table:table-cell table:style-name="ce9" table:formula="of:=AVERAGE([.E2:.E25])" office:value-type="float" office:value="0.400177163468465" calcext:value-type="float">
            <text:p>0,400177163468465</text:p>
          </table:table-cell>
          <table:table-cell table:style-name="ce9" table:formula="of:=AVERAGE([.F2:.F25])" office:value-type="float" office:value="0.298019956779697" calcext:value-type="float">
            <text:p>0,298019956779697</text:p>
          </table:table-cell>
          <table:table-cell table:style-name="ce9" table:formula="of:=AVERAGE([.G2:.G25])" office:value-type="float" office:value="0.444382026418191" calcext:value-type="float">
            <text:p>0,444382026418191</text:p>
          </table:table-cell>
          <table:table-cell table:style-name="ce9" table:formula="of:=AVERAGE([.H2:.H25])" office:value-type="float" office:value="0.846545698069355" calcext:value-type="float">
            <text:p>0,846545698069355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(tp + tn) / (tp + tn + fp + fn)</text:p>
          </table:table-cell>
          <table:table-cell table:style-name="ce4" office:value-type="string" calcext:value-type="string">
            <text:p>tp / (tp + fp)</text:p>
          </table:table-cell>
          <table:table-cell table:style-name="ce4" office:value-type="string" calcext:value-type="string">
            <text:p>(2*tp)/(2*tp + fp + fn)</text:p>
          </table:table-cell>
          <table:table-cell table:style-name="ce4" office:value-type="string" calcext:value-type="string">
            <text:p>tp / (tp + fp + fn)</text:p>
          </table:table-cell>
          <table:table-cell table:style-name="ce4" office:value-type="string" calcext:value-type="string">
            <text:p>tp/(tp + fn)</text:p>
          </table:table-cell>
          <table:table-cell table:style-name="ce4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64520263671875" calcext:value-type="float">
            <text:p>0,64520263671875</text:p>
          </table:table-cell>
          <table:table-cell table:formula="of:=AVERAGE([.D8:.D13])" office:value-type="float" office:value="0.242098116117444" calcext:value-type="float">
            <text:p>0,242098116117444</text:p>
          </table:table-cell>
          <table:table-cell table:formula="of:=AVERAGE([.E8:.E13])" office:value-type="float" office:value="0.0816457340848517" calcext:value-type="float">
            <text:p>0,081645734084852</text:p>
          </table:table-cell>
          <table:table-cell table:formula="of:=AVERAGE([.F8:.F13])" office:value-type="float" office:value="0.0446406843173377" calcext:value-type="float">
            <text:p>0,044640684317338</text:p>
          </table:table-cell>
          <table:table-cell table:formula="of:=AVERAGE([.G8:.G13])" office:value-type="float" office:value="0.0523633285965117" calcext:value-type="float">
            <text:p>0,052363328596512</text:p>
          </table:table-cell>
          <table:table-cell table:formula="of:=AVERAGE([.H8:.H13])" office:value-type="float" office:value="0.94112107006318" calcext:value-type="float">
            <text:p>0,9411210700631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06307838076637" calcext:value-type="float">
            <text:p>0,806307838076637</text:p>
          </table:table-cell>
          <table:table-cell table:formula="of:=AVERAGE([.D2:.D7])" office:value-type="float" office:value="0.871145083954804" calcext:value-type="float">
            <text:p>0,871145083954804</text:p>
          </table:table-cell>
          <table:table-cell table:formula="of:=AVERAGE([.E2:.E7])" office:value-type="float" office:value="0.737598494477875" calcext:value-type="float">
            <text:p>0,737598494477875</text:p>
          </table:table-cell>
          <table:table-cell table:formula="of:=AVERAGE([.F2:.F7])" office:value-type="float" office:value="0.585114182846056" calcext:value-type="float">
            <text:p>0,585114182846056</text:p>
          </table:table-cell>
          <table:table-cell table:formula="of:=AVERAGE([.G2:.G7])" office:value-type="float" office:value="0.648864294516017" calcext:value-type="float">
            <text:p>0,648864294516017</text:p>
          </table:table-cell>
          <table:table-cell table:formula="of:=AVERAGE([.H2:.H7])" office:value-type="float" office:value="0.913679867403007" calcext:value-type="float">
            <text:p>0,91367986740300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651638939267113" calcext:value-type="float">
            <text:p>0,651638939267113</text:p>
          </table:table-cell>
          <table:table-cell table:formula="of:=AVERAGE([.D14:.D19])" office:value-type="float" office:value="0.27436212287661" calcext:value-type="float">
            <text:p>0,27436212287661</text:p>
          </table:table-cell>
          <table:table-cell table:formula="of:=AVERAGE([.E14:.E19])" office:value-type="float" office:value="0.223998474815383" calcext:value-type="float">
            <text:p>0,223998474815383</text:p>
          </table:table-cell>
          <table:table-cell table:formula="of:=AVERAGE([.F14:.F19])" office:value-type="float" office:value="0.165115082091073" calcext:value-type="float">
            <text:p>0,165115082091073</text:p>
          </table:table-cell>
          <table:table-cell table:formula="of:=AVERAGE([.G14:.G19])" office:value-type="float" office:value="0.234800879679153" calcext:value-type="float">
            <text:p>0,234800879679153</text:p>
          </table:table-cell>
          <table:table-cell table:formula="of:=AVERAGE([.H14:.H19])" office:value-type="float" office:value="0.918004823304174" calcext:value-type="float">
            <text:p>0,91800482330417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657732282366071" calcext:value-type="float">
            <text:p>0,657732282366071</text:p>
          </table:table-cell>
          <table:table-cell table:formula="of:=AVERAGE([.D20:.D25])" office:value-type="float" office:value="0.448209926846013" calcext:value-type="float">
            <text:p>0,448209926846013</text:p>
          </table:table-cell>
          <table:table-cell table:formula="of:=AVERAGE([.E20:.E25])" office:value-type="float" office:value="0.557465950495751" calcext:value-type="float">
            <text:p>0,557465950495751</text:p>
          </table:table-cell>
          <table:table-cell table:formula="of:=AVERAGE([.F20:.F25])" office:value-type="float" office:value="0.39720987786432" calcext:value-type="float">
            <text:p>0,39720987786432</text:p>
          </table:table-cell>
          <table:table-cell table:formula="of:=AVERAGE([.G20:.G25])" office:value-type="float" office:value="0.841499602881084" calcext:value-type="float">
            <text:p>0,841499602881084</text:p>
          </table:table-cell>
          <table:table-cell table:formula="of:=AVERAGE([.H20:.H25])" office:value-type="float" office:value="0.613377031507061" calcext:value-type="float">
            <text:p>0,613377031507061</text:p>
          </table:table-cell>
        </table:table-row>
      </table:table>
      <table:table table:name="3-phoulady_et_al_(2016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1026611328125" calcext:value-type="float">
            <text:p>0,71026611328125</text:p>
          </table:table-cell>
          <table:table-cell office:value-type="float" office:value="0.758947422627324" calcext:value-type="float">
            <text:p>0,758947422627324</text:p>
          </table:table-cell>
          <table:table-cell office:value-type="float" office:value="0.470074156765808" calcext:value-type="float">
            <text:p>0,470074156765808</text:p>
          </table:table-cell>
          <table:table-cell office:value-type="float" office:value="0.307252903037505" calcext:value-type="float">
            <text:p>0,307252903037505</text:p>
          </table:table-cell>
          <table:table-cell office:value-type="float" office:value="0.340479600794714" calcext:value-type="float">
            <text:p>0,340479600794714</text:p>
          </table:table-cell>
          <table:table-cell office:value-type="float" office:value="0.934441612279768" calcext:value-type="float">
            <text:p>0,934441612279768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75554547991071" calcext:value-type="float">
            <text:p>0,675554547991071</text:p>
          </table:table-cell>
          <table:table-cell office:value-type="float" office:value="0.905537459283388" calcext:value-type="float">
            <text:p>0,905537459283388</text:p>
          </table:table-cell>
          <table:table-cell office:value-type="float" office:value="0.480901760553556" calcext:value-type="float">
            <text:p>0,480901760553556</text:p>
          </table:table-cell>
          <table:table-cell office:value-type="float" office:value="0.316570546963964" calcext:value-type="float">
            <text:p>0,316570546963964</text:p>
          </table:table-cell>
          <table:table-cell office:value-type="float" office:value="0.327381856860659" calcext:value-type="float">
            <text:p>0,327381856860659</text:p>
          </table:table-cell>
          <table:table-cell office:value-type="float" office:value="0.971018697614442" calcext:value-type="float">
            <text:p>0,971018697614442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732500348772321" calcext:value-type="float">
            <text:p>0,732500348772321</text:p>
          </table:table-cell>
          <table:table-cell office:value-type="float" office:value="0.722493613588491" calcext:value-type="float">
            <text:p>0,722493613588491</text:p>
          </table:table-cell>
          <table:table-cell office:value-type="float" office:value="0.512420336612578" calcext:value-type="float">
            <text:p>0,512420336612578</text:p>
          </table:table-cell>
          <table:table-cell office:value-type="float" office:value="0.344465811965812" calcext:value-type="float">
            <text:p>0,344465811965812</text:p>
          </table:table-cell>
          <table:table-cell office:value-type="float" office:value="0.396990740740741" calcext:value-type="float">
            <text:p>0,396990740740741</text:p>
          </table:table-cell>
          <table:table-cell office:value-type="float" office:value="0.916414686825054" calcext:value-type="float">
            <text:p>0,916414686825054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79827008928571" calcext:value-type="float">
            <text:p>0,679827008928571</text:p>
          </table:table-cell>
          <table:table-cell office:value-type="float" office:value="0.809068944204079" calcext:value-type="float">
            <text:p>0,809068944204079</text:p>
          </table:table-cell>
          <table:table-cell office:value-type="float" office:value="0.439543331603529" calcext:value-type="float">
            <text:p>0,439543331603529</text:p>
          </table:table-cell>
          <table:table-cell office:value-type="float" office:value="0.281676089125374" calcext:value-type="float">
            <text:p>0,281676089125374</text:p>
          </table:table-cell>
          <table:table-cell office:value-type="float" office:value="0.301732989669118" calcext:value-type="float">
            <text:p>0,301732989669118</text:p>
          </table:table-cell>
          <table:table-cell office:value-type="float" office:value="0.949258590051817" calcext:value-type="float">
            <text:p>0,949258590051817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36335100446429" calcext:value-type="float">
            <text:p>0,636335100446429</text:p>
          </table:table-cell>
          <table:table-cell office:value-type="float" office:value="0.784922394678492" calcext:value-type="float">
            <text:p>0,784922394678492</text:p>
          </table:table-cell>
          <table:table-cell office:value-type="float" office:value="0.448977434867621" calcext:value-type="float">
            <text:p>0,448977434867621</text:p>
          </table:table-cell>
          <table:table-cell office:value-type="float" office:value="0.289471890971039" calcext:value-type="float">
            <text:p>0,289471890971039</text:p>
          </table:table-cell>
          <table:table-cell office:value-type="float" office:value="0.314410480349345" calcext:value-type="float">
            <text:p>0,314410480349345</text:p>
          </table:table-cell>
          <table:table-cell office:value-type="float" office:value="0.923224061737352" calcext:value-type="float">
            <text:p>0,923224061737352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57025146484375" calcext:value-type="float">
            <text:p>0,57025146484375</text:p>
          </table:table-cell>
          <table:table-cell office:value-type="float" office:value="0.743048812781358" calcext:value-type="float">
            <text:p>0,743048812781358</text:p>
          </table:table-cell>
          <table:table-cell office:value-type="float" office:value="0.254616396715213" calcext:value-type="float">
            <text:p>0,254616396715213</text:p>
          </table:table-cell>
          <table:table-cell office:value-type="float" office:value="0.145879906420587" calcext:value-type="float">
            <text:p>0,145879906420587</text:p>
          </table:table-cell>
          <table:table-cell office:value-type="float" office:value="0.153629959484615" calcext:value-type="float">
            <text:p>0,153629959484615</text:p>
          </table:table-cell>
          <table:table-cell office:value-type="float" office:value="0.951397468861656" calcext:value-type="float">
            <text:p>0,951397468861656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21132114955357" calcext:value-type="float">
            <text:p>0,821132114955357</text:p>
          </table:table-cell>
          <table:table-cell office:value-type="float" office:value="0.576249736342544" calcext:value-type="float">
            <text:p>0,576249736342544</text:p>
          </table:table-cell>
          <table:table-cell office:value-type="float" office:value="0.515836676894029" calcext:value-type="float">
            <text:p>0,515836676894029</text:p>
          </table:table-cell>
          <table:table-cell office:value-type="float" office:value="0.347560587748871" calcext:value-type="float">
            <text:p>0,347560587748871</text:p>
          </table:table-cell>
          <table:table-cell office:value-type="float" office:value="0.466888831923438" calcext:value-type="float">
            <text:p>0,466888831923438</text:p>
          </table:table-cell>
          <table:table-cell office:value-type="float" office:value="0.911965119081528" calcext:value-type="float">
            <text:p>0,911965119081528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13875906808036" calcext:value-type="float">
            <text:p>0,713875906808036</text:p>
          </table:table-cell>
          <table:table-cell office:value-type="float" office:value="0.791813804173355" calcext:value-type="float">
            <text:p>0,791813804173355</text:p>
          </table:table-cell>
          <table:table-cell office:value-type="float" office:value="0.474228125550767" calcext:value-type="float">
            <text:p>0,474228125550767</text:p>
          </table:table-cell>
          <table:table-cell office:value-type="float" office:value="0.310811946066283" calcext:value-type="float">
            <text:p>0,310811946066283</text:p>
          </table:table-cell>
          <table:table-cell office:value-type="float" office:value="0.338471742561123" calcext:value-type="float">
            <text:p>0,338471742561123</text:p>
          </table:table-cell>
          <table:table-cell office:value-type="float" office:value="0.945170154301416" calcext:value-type="float">
            <text:p>0,945170154301416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96829659598214" calcext:value-type="float">
            <text:p>0,696829659598214</text:p>
          </table:table-cell>
          <table:table-cell office:value-type="float" office:value="0.880259861577003" calcext:value-type="float">
            <text:p>0,880259861577003</text:p>
          </table:table-cell>
          <table:table-cell office:value-type="float" office:value="0.543892328680869" calcext:value-type="float">
            <text:p>0,543892328680869</text:p>
          </table:table-cell>
          <table:table-cell office:value-type="float" office:value="0.373524801354931" calcext:value-type="float">
            <text:p>0,373524801354931</text:p>
          </table:table-cell>
          <table:table-cell office:value-type="float" office:value="0.393519485203394" calcext:value-type="float">
            <text:p>0,393519485203394</text:p>
          </table:table-cell>
          <table:table-cell office:value-type="float" office:value="0.954521263728289" calcext:value-type="float">
            <text:p>0,954521263728289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36415318080357" calcext:value-type="float">
            <text:p>0,736415318080357</text:p>
          </table:table-cell>
          <table:table-cell office:value-type="float" office:value="0.83438414039649" calcext:value-type="float">
            <text:p>0,83438414039649</text:p>
          </table:table-cell>
          <table:table-cell office:value-type="float" office:value="0.459251574127075" calcext:value-type="float">
            <text:p>0,459251574127075</text:p>
          </table:table-cell>
          <table:table-cell office:value-type="float" office:value="0.298070448371143" calcext:value-type="float">
            <text:p>0,298070448371143</text:p>
          </table:table-cell>
          <table:table-cell office:value-type="float" office:value="0.316814334016141" calcext:value-type="float">
            <text:p>0,316814334016141</text:p>
          </table:table-cell>
          <table:table-cell office:value-type="float" office:value="0.96564602461945" calcext:value-type="float">
            <text:p>0,96564602461945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8211669921875" calcext:value-type="float">
            <text:p>0,8211669921875</text:p>
          </table:table-cell>
          <table:table-cell office:value-type="float" office:value="0.69655990510083" calcext:value-type="float">
            <text:p>0,69655990510083</text:p>
          </table:table-cell>
          <table:table-cell office:value-type="float" office:value="0.462046897130567" calcext:value-type="float">
            <text:p>0,462046897130567</text:p>
          </table:table-cell>
          <table:table-cell office:value-type="float" office:value="0.300429770107101" calcext:value-type="float">
            <text:p>0,300429770107101</text:p>
          </table:table-cell>
          <table:table-cell office:value-type="float" office:value="0.3456693222401" calcext:value-type="float">
            <text:p>0,3456693222401</text:p>
          </table:table-cell>
          <table:table-cell office:value-type="float" office:value="0.956987680338987" calcext:value-type="float">
            <text:p>0,956987680338987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00258091517857" calcext:value-type="float">
            <text:p>0,800258091517857</text:p>
          </table:table-cell>
          <table:table-cell office:value-type="float" office:value="0.859615915454079" calcext:value-type="float">
            <text:p>0,859615915454079</text:p>
          </table:table-cell>
          <table:table-cell office:value-type="float" office:value="0.65554987519923" calcext:value-type="float">
            <text:p>0,65554987519923</text:p>
          </table:table-cell>
          <table:table-cell office:value-type="float" office:value="0.487597020600801" calcext:value-type="float">
            <text:p>0,487597020600801</text:p>
          </table:table-cell>
          <table:table-cell office:value-type="float" office:value="0.529783459304445" calcext:value-type="float">
            <text:p>0,529783459304445</text:p>
          </table:table-cell>
          <table:table-cell office:value-type="float" office:value="0.951591629159245" calcext:value-type="float">
            <text:p>0,951591629159245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34104701450893" calcext:value-type="float">
            <text:p>0,734104701450893</text:p>
          </table:table-cell>
          <table:table-cell office:value-type="float" office:value="0.021028037383178" calcext:value-type="float">
            <text:p>0,021028037383178</text:p>
          </table:table-cell>
          <table:table-cell office:value-type="float" office:value="0.000589912496313" calcext:value-type="float">
            <text:p>0,000589912496313</text:p>
          </table:table-cell>
          <table:table-cell office:value-type="float" office:value="0.000295043273013" calcext:value-type="float">
            <text:p>0,000295043273013</text:p>
          </table:table-cell>
          <table:table-cell office:value-type="float" office:value="0.000299152401529" calcext:value-type="float">
            <text:p>0,000299152401529</text:p>
          </table:table-cell>
          <table:table-cell office:value-type="float" office:value="0.995047456945971" calcext:value-type="float">
            <text:p>0,995047456945971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01503208705357" calcext:value-type="float">
            <text:p>0,701503208705357</text:p>
          </table:table-cell>
          <table:table-cell office:value-type="float" office:value="0.00989010989011" calcext:value-type="float">
            <text:p>0,00989010989011</text:p>
          </table:table-cell>
          <table:table-cell office:value-type="float" office:value="0.000525516758146" calcext:value-type="float">
            <text:p>0,000525516758146</text:p>
          </table:table-cell>
          <table:table-cell office:value-type="float" office:value="0.000262827439185" calcext:value-type="float">
            <text:p>0,000262827439185</text:p>
          </table:table-cell>
          <table:table-cell office:value-type="float" office:value="0.000269929818247" calcext:value-type="float">
            <text:p>0,000269929818247</text:p>
          </table:table-cell>
          <table:table-cell office:value-type="float" office:value="0.988923856120768" calcext:value-type="float">
            <text:p>0,988923856120768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63654436383929" calcext:value-type="float">
            <text:p>0,763654436383929</text:p>
          </table:table-cell>
          <table:table-cell office:value-type="float" office:value="0.73508353221957" calcext:value-type="float">
            <text:p>0,73508353221957</text:p>
          </table:table-cell>
          <table:table-cell office:value-type="float" office:value="0.022220619002958" calcext:value-type="float">
            <text:p>0,022220619002958</text:p>
          </table:table-cell>
          <table:table-cell office:value-type="float" office:value="0.011235135332312" calcext:value-type="float">
            <text:p>0,011235135332312</text:p>
          </table:table-cell>
          <table:table-cell office:value-type="float" office:value="0.011280811632421" calcext:value-type="float">
            <text:p>0,011280811632421</text:p>
          </table:table-cell>
          <table:table-cell office:value-type="float" office:value="0.998729759111976" calcext:value-type="float">
            <text:p>0,998729759111976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07685198102679" calcext:value-type="float">
            <text:p>0,707685198102679</text:p>
          </table:table-cell>
          <table:table-cell office:value-type="float" office:value="0.862375320215839" calcext:value-type="float">
            <text:p>0,862375320215839</text:p>
          </table:table-cell>
          <table:table-cell office:value-type="float" office:value="0.485568291672421" calcext:value-type="float">
            <text:p>0,485568291672421</text:p>
          </table:table-cell>
          <table:table-cell office:value-type="float" office:value="0.320627393762539" calcext:value-type="float">
            <text:p>0,320627393762539</text:p>
          </table:table-cell>
          <table:table-cell office:value-type="float" office:value="0.337918072700867" calcext:value-type="float">
            <text:p>0,337918072700867</text:p>
          </table:table-cell>
          <table:table-cell office:value-type="float" office:value="0.962794330003242" calcext:value-type="float">
            <text:p>0,962794330003242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71744210379464" calcext:value-type="float">
            <text:p>0,671744210379464</text:p>
          </table:table-cell>
          <table:table-cell office:value-type="float" office:value="0.772924105447087" calcext:value-type="float">
            <text:p>0,772924105447087</text:p>
          </table:table-cell>
          <table:table-cell office:value-type="float" office:value="0.519459300767139" calcext:value-type="float">
            <text:p>0,519459300767139</text:p>
          </table:table-cell>
          <table:table-cell office:value-type="float" office:value="0.350857832571773" calcext:value-type="float">
            <text:p>0,350857832571773</text:p>
          </table:table-cell>
          <table:table-cell office:value-type="float" office:value="0.391179806601688" calcext:value-type="float">
            <text:p>0,391179806601688</text:p>
          </table:table-cell>
          <table:table-cell office:value-type="float" office:value="0.904612978889758" calcext:value-type="float">
            <text:p>0,904612978889758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1083984375" calcext:value-type="float">
            <text:p>0,61083984375</text:p>
          </table:table-cell>
          <table:table-cell office:value-type="float" office:value="0.829643852119569" calcext:value-type="float">
            <text:p>0,829643852119569</text:p>
          </table:table-cell>
          <table:table-cell office:value-type="float" office:value="0.49685477870719" calcext:value-type="float">
            <text:p>0,49685477870719</text:p>
          </table:table-cell>
          <table:table-cell office:value-type="float" office:value="0.330543430979916" calcext:value-type="float">
            <text:p>0,330543430979916</text:p>
          </table:table-cell>
          <table:table-cell office:value-type="float" office:value="0.354611869207003" calcext:value-type="float">
            <text:p>0,354611869207003</text:p>
          </table:table-cell>
          <table:table-cell office:value-type="float" office:value="0.913881699147381" calcext:value-type="float">
            <text:p>0,913881699147381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0975341796875" calcext:value-type="float">
            <text:p>0,80975341796875</text:p>
          </table:table-cell>
          <table:table-cell office:value-type="float" office:value="0.613368874307976" calcext:value-type="float">
            <text:p>0,613368874307976</text:p>
          </table:table-cell>
          <table:table-cell office:value-type="float" office:value="0.578238261844471" calcext:value-type="float">
            <text:p>0,578238261844471</text:p>
          </table:table-cell>
          <table:table-cell office:value-type="float" office:value="0.406705460082663" calcext:value-type="float">
            <text:p>0,406705460082663</text:p>
          </table:table-cell>
          <table:table-cell office:value-type="float" office:value="0.546913851104285" calcext:value-type="float">
            <text:p>0,546913851104285</text:p>
          </table:table-cell>
          <table:table-cell office:value-type="float" office:value="0.892054041676208" calcext:value-type="float">
            <text:p>0,892054041676208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92925153459821" calcext:value-type="float">
            <text:p>0,792925153459821</text:p>
          </table:table-cell>
          <table:table-cell office:value-type="float" office:value="0.783066845681273" calcext:value-type="float">
            <text:p>0,783066845681273</text:p>
          </table:table-cell>
          <table:table-cell office:value-type="float" office:value="0.618447054287229" calcext:value-type="float">
            <text:p>0,618447054287229</text:p>
          </table:table-cell>
          <table:table-cell office:value-type="float" office:value="0.447646292678389" calcext:value-type="float">
            <text:p>0,447646292678389</text:p>
          </table:table-cell>
          <table:table-cell office:value-type="float" office:value="0.511018479184367" calcext:value-type="float">
            <text:p>0,511018479184367</text:p>
          </table:table-cell>
          <table:table-cell office:value-type="float" office:value="0.930774823431658" calcext:value-type="float">
            <text:p>0,930774823431658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46015276227679" calcext:value-type="float">
            <text:p>0,746015276227679</text:p>
          </table:table-cell>
          <table:table-cell office:value-type="float" office:value="0.531938216243149" calcext:value-type="float">
            <text:p>0,531938216243149</text:p>
          </table:table-cell>
          <table:table-cell office:value-type="float" office:value="0.523701293392416" calcext:value-type="float">
            <text:p>0,523701293392416</text:p>
          </table:table-cell>
          <table:table-cell office:value-type="float" office:value="0.354739383736127" calcext:value-type="float">
            <text:p>0,354739383736127</text:p>
          </table:table-cell>
          <table:table-cell office:value-type="float" office:value="0.515715573876079" calcext:value-type="float">
            <text:p>0,515715573876079</text:p>
          </table:table-cell>
          <table:table-cell office:value-type="float" office:value="0.831519919651825" calcext:value-type="float">
            <text:p>0,831519919651825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768999372209821" calcext:value-type="float">
            <text:p>0,768999372209821</text:p>
          </table:table-cell>
          <table:table-cell office:value-type="float" office:value="0.503241530587375" calcext:value-type="float">
            <text:p>0,503241530587375</text:p>
          </table:table-cell>
          <table:table-cell office:value-type="float" office:value="0.438005133535564" calcext:value-type="float">
            <text:p>0,438005133535564</text:p>
          </table:table-cell>
          <table:table-cell office:value-type="float" office:value="0.280413939212864" calcext:value-type="float">
            <text:p>0,280413939212864</text:p>
          </table:table-cell>
          <table:table-cell office:value-type="float" office:value="0.387741305490874" calcext:value-type="float">
            <text:p>0,387741305490874</text:p>
          </table:table-cell>
          <table:table-cell office:value-type="float" office:value="0.884274715541323" calcext:value-type="float">
            <text:p>0,884274715541323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05690220424107" calcext:value-type="float">
            <text:p>0,805690220424107</text:p>
          </table:table-cell>
          <table:table-cell office:value-type="float" office:value="0.476167015642321" calcext:value-type="float">
            <text:p>0,476167015642321</text:p>
          </table:table-cell>
          <table:table-cell office:value-type="float" office:value="0.510015171170379" calcext:value-type="float">
            <text:p>0,510015171170379</text:p>
          </table:table-cell>
          <table:table-cell office:value-type="float" office:value="0.342295546439217" calcext:value-type="float">
            <text:p>0,342295546439217</text:p>
          </table:table-cell>
          <table:table-cell office:value-type="float" office:value="0.549043741715584" calcext:value-type="float">
            <text:p>0,549043741715584</text:p>
          </table:table-cell>
          <table:table-cell office:value-type="float" office:value="0.863633448762344" calcext:value-type="float">
            <text:p>0,863633448762344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09953962053571" calcext:value-type="float">
            <text:p>0,809953962053571</text:p>
          </table:table-cell>
          <table:table-cell office:value-type="float" office:value="0.535331098072087" calcext:value-type="float">
            <text:p>0,535331098072087</text:p>
          </table:table-cell>
          <table:table-cell office:value-type="float" office:value="0.53960542435892" calcext:value-type="float">
            <text:p>0,53960542435892</text:p>
          </table:table-cell>
          <table:table-cell office:value-type="float" office:value="0.369492898261448" calcext:value-type="float">
            <text:p>0,369492898261448</text:p>
          </table:table-cell>
          <table:table-cell office:value-type="float" office:value="0.543948556341027" calcext:value-type="float">
            <text:p>0,543948556341027</text:p>
          </table:table-cell>
          <table:table-cell office:value-type="float" office:value="0.8784400149113" calcext:value-type="float">
            <text:p>0,878440014911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29886736188616" calcext:value-type="float">
            <text:p>0,729886736188616</text:p>
          </table:table-cell>
          <table:table-cell table:style-name="ce9" table:formula="of:=AVERAGE([.D2:.D25])" office:value-type="float" office:value="0.668206689500707" calcext:value-type="float">
            <text:p>0,668206689500707</text:p>
          </table:table-cell>
          <table:table-cell table:style-name="ce9" table:formula="of:=AVERAGE([.E2:.E25])" office:value-type="float" office:value="0.435440402195583" calcext:value-type="float">
            <text:p>0,435440402195583</text:p>
          </table:table-cell>
          <table:table-cell table:style-name="ce9" table:formula="of:=AVERAGE([.F2:.F25])" office:value-type="float" office:value="0.292434454437619" calcext:value-type="float">
            <text:p>0,292434454437619</text:p>
          </table:table-cell>
          <table:table-cell table:style-name="ce9" table:formula="of:=AVERAGE([.G2:.G25])" office:value-type="float" office:value="0.348988081384242" calcext:value-type="float">
            <text:p>0,348988081384242</text:p>
          </table:table-cell>
          <table:table-cell table:style-name="ce9" table:formula="of:=AVERAGE([.H2:.H25])" office:value-type="float" office:value="0.932346834699698" calcext:value-type="float">
            <text:p>0,932346834699698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(tp + tn) / (tp + tn + fp + fn)</text:p>
          </table:table-cell>
          <table:table-cell table:style-name="ce4" office:value-type="string" calcext:value-type="string">
            <text:p>tp / (tp + fp)</text:p>
          </table:table-cell>
          <table:table-cell table:style-name="ce4" office:value-type="string" calcext:value-type="string">
            <text:p>(2*tp)/(2*tp + fp + fn)</text:p>
          </table:table-cell>
          <table:table-cell table:style-name="ce4" office:value-type="string" calcext:value-type="string">
            <text:p>tp / (tp + fp + fn)</text:p>
          </table:table-cell>
          <table:table-cell table:style-name="ce4" office:value-type="string" calcext:value-type="string">
            <text:p>tp/(tp + fn)</text:p>
          </table:table-cell>
          <table:table-cell table:style-name="ce4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6494634719122" calcext:value-type="float">
            <text:p>0,76494634719122</text:p>
          </table:table-cell>
          <table:table-cell table:formula="of:=AVERAGE([.D8:.D13])" office:value-type="float" office:value="0.77314722717405" calcext:value-type="float">
            <text:p>0,77314722717405</text:p>
          </table:table-cell>
          <table:table-cell table:formula="of:=AVERAGE([.E8:.E13])" office:value-type="float" office:value="0.51846757959709" calcext:value-type="float">
            <text:p>0,51846757959709</text:p>
          </table:table-cell>
          <table:table-cell table:formula="of:=AVERAGE([.F8:.F13])" office:value-type="float" office:value="0.352999095708188" calcext:value-type="float">
            <text:p>0,352999095708188</text:p>
          </table:table-cell>
          <table:table-cell table:formula="of:=AVERAGE([.G8:.G13])" office:value-type="float" office:value="0.398524529208107" calcext:value-type="float">
            <text:p>0,398524529208107</text:p>
          </table:table-cell>
          <table:table-cell table:formula="of:=AVERAGE([.H8:.H13])" office:value-type="float" office:value="0.947646978538153" calcext:value-type="float">
            <text:p>0,94764697853815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67455764043899" calcext:value-type="float">
            <text:p>0,667455764043899</text:p>
          </table:table-cell>
          <table:table-cell table:formula="of:=AVERAGE([.D2:.D7])" office:value-type="float" office:value="0.787336441193856" calcext:value-type="float">
            <text:p>0,787336441193856</text:p>
          </table:table-cell>
          <table:table-cell table:formula="of:=AVERAGE([.E2:.E7])" office:value-type="float" office:value="0.434422236186384" calcext:value-type="float">
            <text:p>0,434422236186384</text:p>
          </table:table-cell>
          <table:table-cell table:formula="of:=AVERAGE([.F2:.F7])" office:value-type="float" office:value="0.280886191414047" calcext:value-type="float">
            <text:p>0,280886191414047</text:p>
          </table:table-cell>
          <table:table-cell table:formula="of:=AVERAGE([.G2:.G7])" office:value-type="float" office:value="0.305770937983199" calcext:value-type="float">
            <text:p>0,305770937983199</text:p>
          </table:table-cell>
          <table:table-cell table:formula="of:=AVERAGE([.H2:.H7])" office:value-type="float" office:value="0.940959186228348" calcext:value-type="float">
            <text:p>0,94095918622834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698255266462054" calcext:value-type="float">
            <text:p>0,698255266462054</text:p>
          </table:table-cell>
          <table:table-cell table:formula="of:=AVERAGE([.D14:.D19])" office:value-type="float" office:value="0.538490826212559" calcext:value-type="float">
            <text:p>0,538490826212559</text:p>
          </table:table-cell>
          <table:table-cell table:formula="of:=AVERAGE([.E14:.E19])" office:value-type="float" office:value="0.254203069900694" calcext:value-type="float">
            <text:p>0,254203069900694</text:p>
          </table:table-cell>
          <table:table-cell table:formula="of:=AVERAGE([.F14:.F19])" office:value-type="float" office:value="0.168970277226456" calcext:value-type="float">
            <text:p>0,168970277226456</text:p>
          </table:table-cell>
          <table:table-cell table:formula="of:=AVERAGE([.G14:.G19])" office:value-type="float" office:value="0.182593273726959" calcext:value-type="float">
            <text:p>0,182593273726959</text:p>
          </table:table-cell>
          <table:table-cell table:formula="of:=AVERAGE([.H14:.H19])" office:value-type="float" office:value="0.960665013369849" calcext:value-type="float">
            <text:p>0,9606650133698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88889567057292" calcext:value-type="float">
            <text:p>0,788889567057292</text:p>
          </table:table-cell>
          <table:table-cell table:formula="of:=AVERAGE([.D20:.D25])" office:value-type="float" office:value="0.573852263422364" calcext:value-type="float">
            <text:p>0,573852263422364</text:p>
          </table:table-cell>
          <table:table-cell table:formula="of:=AVERAGE([.E20:.E25])" office:value-type="float" office:value="0.534668723098163" calcext:value-type="float">
            <text:p>0,534668723098163</text:p>
          </table:table-cell>
          <table:table-cell table:formula="of:=AVERAGE([.F20:.F25])" office:value-type="float" office:value="0.366882253401785" calcext:value-type="float">
            <text:p>0,366882253401785</text:p>
          </table:table-cell>
          <table:table-cell table:formula="of:=AVERAGE([.G20:.G25])" office:value-type="float" office:value="0.509063584618703" calcext:value-type="float">
            <text:p>0,509063584618703</text:p>
          </table:table-cell>
          <table:table-cell table:formula="of:=AVERAGE([.H20:.H25])" office:value-type="float" office:value="0.880116160662443" calcext:value-type="float">
            <text:p>0,880116160662443</text:p>
          </table:table-cell>
        </table:table-row>
      </table:table>
      <table:table table:name="4-vahadane_and_sethi_(2013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62432861328125" calcext:value-type="float">
            <text:p>0,62432861328125</text:p>
          </table:table-cell>
          <table:table-cell office:value-type="float" office:value="0.95067264573991" calcext:value-type="float">
            <text:p>0,95067264573991</text:p>
          </table:table-cell>
          <table:table-cell office:value-type="float" office:value="0.009745110207084" calcext:value-type="float">
            <text:p>0,009745110207084</text:p>
          </table:table-cell>
          <table:table-cell office:value-type="float" office:value="0.004896413146407" calcext:value-type="float">
            <text:p>0,004896413146407</text:p>
          </table:table-cell>
          <table:table-cell office:value-type="float" office:value="0.004897657441205" calcext:value-type="float">
            <text:p>0,004897657441205</text:p>
          </table:table-cell>
          <table:table-cell office:value-type="float" office:value="0.999845942690681" calcext:value-type="float">
            <text:p>0,999845942690681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8890380859375" calcext:value-type="float">
            <text:p>0,68890380859375</text:p>
          </table:table-cell>
          <table:table-cell office:value-type="float" office:value="0.942154359268331" calcext:value-type="float">
            <text:p>0,942154359268331</text:p>
          </table:table-cell>
          <table:table-cell office:value-type="float" office:value="0.503333936550802" calcext:value-type="float">
            <text:p>0,503333936550802</text:p>
          </table:table-cell>
          <table:table-cell office:value-type="float" office:value="0.336303433907511" calcext:value-type="float">
            <text:p>0,336303433907511</text:p>
          </table:table-cell>
          <table:table-cell office:value-type="float" office:value="0.343393861115332" calcext:value-type="float">
            <text:p>0,343393861115332</text:p>
          </table:table-cell>
          <table:table-cell office:value-type="float" office:value="0.9821083172147" calcext:value-type="float">
            <text:p>0,9821083172147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49091448102679" calcext:value-type="float">
            <text:p>0,649091448102679</text:p>
          </table:table-cell>
          <table:table-cell office:value-type="float" office:value="1" calcext:value-type="float">
            <text:p>1</text:p>
          </table:table-cell>
          <table:table-cell office:value-type="float" office:value="0.017719850626053" calcext:value-type="float">
            <text:p>0,017719850626053</text:p>
          </table:table-cell>
          <table:table-cell table:number-columns-repeated="2" office:value-type="float" office:value="0.008939125295508" calcext:value-type="float">
            <text:p>0,008939125295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583809988839286" calcext:value-type="float">
            <text:p>0,583809988839286</text:p>
          </table:table-cell>
          <table:table-cell office:value-type="float" office:value="0.377777777777778" calcext:value-type="float">
            <text:p>0,377777777777778</text:p>
          </table:table-cell>
          <table:table-cell office:value-type="float" office:value="0.000711803374785" calcext:value-type="float">
            <text:p>0,000711803374785</text:p>
          </table:table-cell>
          <table:table-cell office:value-type="float" office:value="0.0003560283985" calcext:value-type="float">
            <text:p>0,0003560283985</text:p>
          </table:table-cell>
          <table:table-cell office:value-type="float" office:value="0.000356237295949" calcext:value-type="float">
            <text:p>0,000356237295949</text:p>
          </table:table-cell>
          <table:table-cell office:value-type="float" office:value="0.999581883614317" calcext:value-type="float">
            <text:p>0,999581883614317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529314313616071" calcext:value-type="float">
            <text:p>0,529314313616071</text:p>
          </table:table-cell>
          <table:table-cell office:value-type="float" office:value="1" calcext:value-type="float">
            <text:p>1</text:p>
          </table:table-cell>
          <table:table-cell office:value-type="float" office:value="0.002291797582523" calcext:value-type="float">
            <text:p>0,002291797582523</text:p>
          </table:table-cell>
          <table:table-cell table:number-columns-repeated="2" office:value-type="float" office:value="0.001147213381689" calcext:value-type="float">
            <text:p>0,001147213381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516880580357143" calcext:value-type="float">
            <text:p>0,516880580357143</text:p>
          </table:table-cell>
          <table:table-cell office:value-type="float" office:value="0.014240506329114" calcext:value-type="float">
            <text:p>0,014240506329114</text:p>
          </table:table-cell>
          <table:table-cell office:value-type="float" office:value="0.000324757334103" calcext:value-type="float">
            <text:p>0,000324757334103</text:p>
          </table:table-cell>
          <table:table-cell office:value-type="float" office:value="0.000162405038165" calcext:value-type="float">
            <text:p>0,000162405038165</text:p>
          </table:table-cell>
          <table:table-cell office:value-type="float" office:value="0.00016425156039" calcext:value-type="float">
            <text:p>0,00016425156039</text:p>
          </table:table-cell>
          <table:table-cell office:value-type="float" office:value="0.989598290312886" calcext:value-type="float">
            <text:p>0,989598290312886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88705008370536" calcext:value-type="float">
            <text:p>0,788705008370536</text:p>
          </table:table-cell>
          <table:table-cell office:value-type="float" office:value="0.330740892345477" calcext:value-type="float">
            <text:p>0,330740892345477</text:p>
          </table:table-cell>
          <table:table-cell office:value-type="float" office:value="0.062516925219544" calcext:value-type="float">
            <text:p>0,062516925219544</text:p>
          </table:table-cell>
          <table:table-cell office:value-type="float" office:value="0.032267081985544" calcext:value-type="float">
            <text:p>0,032267081985544</text:p>
          </table:table-cell>
          <table:table-cell office:value-type="float" office:value="0.034521062975306" calcext:value-type="float">
            <text:p>0,034521062975306</text:p>
          </table:table-cell>
          <table:table-cell office:value-type="float" office:value="0.982088473083412" calcext:value-type="float">
            <text:p>0,982088473083412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595258440290179" calcext:value-type="float">
            <text:p>0,595258440290179</text:p>
          </table:table-cell>
          <table:table-cell office:value-type="float" office:value="0.037722908093279" calcext:value-type="float">
            <text:p>0,037722908093279</text:p>
          </table:table-cell>
          <table:table-cell office:value-type="float" office:value="0.004717082270203" calcext:value-type="float">
            <text:p>0,004717082270203</text:p>
          </table:table-cell>
          <table:table-cell office:value-type="float" office:value="0.0023641170023" calcext:value-type="float">
            <text:p>0,0023641170023</text:p>
          </table:table-cell>
          <table:table-cell office:value-type="float" office:value="0.002515838345951" calcext:value-type="float">
            <text:p>0,002515838345951</text:p>
          </table:table-cell>
          <table:table-cell office:value-type="float" office:value="0.96045938138519" calcext:value-type="float">
            <text:p>0,96045938138519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544076102120536" calcext:value-type="float">
            <text:p>0,544076102120536</text:p>
          </table:table-cell>
          <table:table-cell office:value-type="float" office:value="0.609375" calcext:value-type="float">
            <text:p>0,609375</text:p>
          </table:table-cell>
          <table:table-cell office:value-type="float" office:value="0.040093257209994" calcext:value-type="float">
            <text:p>0,040093257209994</text:p>
          </table:table-cell>
          <table:table-cell office:value-type="float" office:value="0.020456716809352" calcext:value-type="float">
            <text:p>0,020456716809352</text:p>
          </table:table-cell>
          <table:table-cell office:value-type="float" office:value="0.020728535904786" calcext:value-type="float">
            <text:p>0,020728535904786</text:p>
          </table:table-cell>
          <table:table-cell office:value-type="float" office:value="0.988710951989292" calcext:value-type="float">
            <text:p>0,988710951989292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635096958705357" calcext:value-type="float">
            <text:p>0,635096958705357</text:p>
          </table:table-cell>
          <table:table-cell office:value-type="float" office:value="0.008130081300813" calcext:value-type="float">
            <text:p>0,008130081300813</text:p>
          </table:table-cell>
          <table:table-cell office:value-type="float" office:value="0.000525410775697" calcext:value-type="float">
            <text:p>0,000525410775697</text:p>
          </table:table-cell>
          <table:table-cell office:value-type="float" office:value="0.000262774420105" calcext:value-type="float">
            <text:p>0,000262774420105</text:p>
          </table:table-cell>
          <table:table-cell office:value-type="float" office:value="0.00027147757842" calcext:value-type="float">
            <text:p>0,00027147757842</text:p>
          </table:table-cell>
          <table:table-cell office:value-type="float" office:value="0.981906187221076" calcext:value-type="float">
            <text:p>0,981906187221076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75592041015625" calcext:value-type="float">
            <text:p>0,75592041015625</text:p>
          </table:table-cell>
          <table:table-cell office:value-type="float" office:value="0.132963179427236" calcext:value-type="float">
            <text:p>0,132963179427236</text:p>
          </table:table-cell>
          <table:table-cell office:value-type="float" office:value="0.031484620973601" calcext:value-type="float">
            <text:p>0,031484620973601</text:p>
          </table:table-cell>
          <table:table-cell office:value-type="float" office:value="0.015994094488189" calcext:value-type="float">
            <text:p>0,015994094488189</text:p>
          </table:table-cell>
          <table:table-cell office:value-type="float" office:value="0.017856442054865" calcext:value-type="float">
            <text:p>0,017856442054865</text:p>
          </table:table-cell>
          <table:table-cell office:value-type="float" office:value="0.966740278229287" calcext:value-type="float">
            <text:p>0,966740278229287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635454450334821" calcext:value-type="float">
            <text:p>0,635454450334821</text:p>
          </table:table-cell>
          <table:table-cell office:value-type="float" office:value="0.228688524590164" calcext:value-type="float">
            <text:p>0,228688524590164</text:p>
          </table:table-cell>
          <table:table-cell office:value-type="float" office:value="0.013170628083178" calcext:value-type="float">
            <text:p>0,013170628083178</text:p>
          </table:table-cell>
          <table:table-cell office:value-type="float" office:value="0.00662896787683" calcext:value-type="float">
            <text:p>0,00662896787683</text:p>
          </table:table-cell>
          <table:table-cell office:value-type="float" office:value="0.006780567234549" calcext:value-type="float">
            <text:p>0,006780567234549</text:p>
          </table:table-cell>
          <table:table-cell office:value-type="float" office:value="0.987204416583946" calcext:value-type="float">
            <text:p>0,98720441658394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29727608816964" calcext:value-type="float">
            <text:p>0,729727608816964</text:p>
          </table:table-cell>
          <table:table-cell office:value-type="float" office:value="0.102094240837696" calcext:value-type="float">
            <text:p>0,102094240837696</text:p>
          </table:table-cell>
          <table:table-cell office:value-type="float" office:value="0.007492555473728" calcext:value-type="float">
            <text:p>0,007492555473728</text:p>
          </table:table-cell>
          <table:table-cell office:value-type="float" office:value="0.003760365108954" calcext:value-type="float">
            <text:p>0,003760365108954</text:p>
          </table:table-cell>
          <table:table-cell office:value-type="float" office:value="0.003888981219877" calcext:value-type="float">
            <text:p>0,003888981219877</text:p>
          </table:table-cell>
          <table:table-cell office:value-type="float" office:value="0.987837310733662" calcext:value-type="float">
            <text:p>0,987837310733662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07292829241071" calcext:value-type="float">
            <text:p>0,707292829241071</text:p>
          </table:table-cell>
          <table:table-cell office:value-type="float" office:value="0.407014681892333" calcext:value-type="float">
            <text:p>0,407014681892333</text:p>
          </table:table-cell>
          <table:table-cell office:value-type="float" office:value="0.028870631798195" calcext:value-type="float">
            <text:p>0,028870631798195</text:p>
          </table:table-cell>
          <table:table-cell office:value-type="float" office:value="0.014646746308961" calcext:value-type="float">
            <text:p>0,014646746308961</text:p>
          </table:table-cell>
          <table:table-cell office:value-type="float" office:value="0.014966108811709" calcext:value-type="float">
            <text:p>0,014966108811709</text:p>
          </table:table-cell>
          <table:table-cell office:value-type="float" office:value="0.991062867258378" calcext:value-type="float">
            <text:p>0,991062867258378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56181989397321" calcext:value-type="float">
            <text:p>0,756181989397321</text:p>
          </table:table-cell>
          <table:table-cell office:value-type="float" office:value="0.242990654205607" calcext:value-type="float">
            <text:p>0,242990654205607</text:p>
          </table:table-cell>
          <table:table-cell office:value-type="float" office:value="0.021828103683493" calcext:value-type="float">
            <text:p>0,021828103683493</text:p>
          </table:table-cell>
          <table:table-cell office:value-type="float" office:value="0.011034482758621" calcext:value-type="float">
            <text:p>0,011034482758621</text:p>
          </table:table-cell>
          <table:table-cell office:value-type="float" office:value="0.011427315679596" calcext:value-type="float">
            <text:p>0,011427315679596</text:p>
          </table:table-cell>
          <table:table-cell office:value-type="float" office:value="0.988876809521085" calcext:value-type="float">
            <text:p>0,988876809521085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590419224330357" calcext:value-type="float">
            <text:p>0,590419224330357</text:p>
          </table:table-cell>
          <table:table-cell office:value-type="float" office:value="0.397574123989218" calcext:value-type="float">
            <text:p>0,397574123989218</text:p>
          </table:table-cell>
          <table:table-cell office:value-type="float" office:value="0.012404339416365" calcext:value-type="float">
            <text:p>0,012404339416365</text:p>
          </table:table-cell>
          <table:table-cell office:value-type="float" office:value="0.006240876684508" calcext:value-type="float">
            <text:p>0,006240876684508</text:p>
          </table:table-cell>
          <table:table-cell office:value-type="float" office:value="0.006300457050105" calcext:value-type="float">
            <text:p>0,006300457050105</text:p>
          </table:table-cell>
          <table:table-cell office:value-type="float" office:value="0.993413491291663" calcext:value-type="float">
            <text:p>0,993413491291663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523995535714286" calcext:value-type="float">
            <text:p>0,523995535714286</text:p>
          </table:table-cell>
          <table:table-cell office:value-type="float" office:value="0.005758157389635" calcext:value-type="float">
            <text:p>0,005758157389635</text:p>
          </table:table-cell>
          <table:table-cell office:value-type="float" office:value="0.000549229248288" calcext:value-type="float">
            <text:p>0,000549229248288</text:p>
          </table:table-cell>
          <table:table-cell office:value-type="float" office:value="0.000274690058051" calcext:value-type="float">
            <text:p>0,000274690058051</text:p>
          </table:table-cell>
          <table:table-cell office:value-type="float" office:value="0.000288367264548" calcext:value-type="float">
            <text:p>0,000288367264548</text:p>
          </table:table-cell>
          <table:table-cell office:value-type="float" office:value="0.958673070479169" calcext:value-type="float">
            <text:p>0,958673070479169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44757080078125" calcext:value-type="float">
            <text:p>0,44757080078125</text:p>
          </table:table-cell>
          <table:table-cell office:value-type="float" office:value="0.070163004961021" calcext:value-type="float">
            <text:p>0,070163004961021</text:p>
          </table:table-cell>
          <table:table-cell office:value-type="float" office:value="0.003115411848006" calcext:value-type="float">
            <text:p>0,003115411848006</text:p>
          </table:table-cell>
          <table:table-cell office:value-type="float" office:value="0.001560136157337" calcext:value-type="float">
            <text:p>0,001560136157337</text:p>
          </table:table-cell>
          <table:table-cell office:value-type="float" office:value="0.00159307415036" calcext:value-type="float">
            <text:p>0,00159307415036</text:p>
          </table:table-cell>
          <table:table-cell office:value-type="float" office:value="0.975030450669915" calcext:value-type="float">
            <text:p>0,975030450669915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16842215401786" calcext:value-type="float">
            <text:p>0,816842215401786</text:p>
          </table:table-cell>
          <table:table-cell office:value-type="float" office:value="0.841261300043048" calcext:value-type="float">
            <text:p>0,841261300043048</text:p>
          </table:table-cell>
          <table:table-cell office:value-type="float" office:value="0.426692139737991" calcext:value-type="float">
            <text:p>0,426692139737991</text:p>
          </table:table-cell>
          <table:table-cell office:value-type="float" office:value="0.271207022169795" calcext:value-type="float">
            <text:p>0,271207022169795</text:p>
          </table:table-cell>
          <table:table-cell office:value-type="float" office:value="0.28583443030569" calcext:value-type="float">
            <text:p>0,28583443030569</text:p>
          </table:table-cell>
          <table:table-cell office:value-type="float" office:value="0.983111976185024" calcext:value-type="float">
            <text:p>0,983111976185024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671255929129464" calcext:value-type="float">
            <text:p>0,6712559291294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9493664312422" calcext:value-type="float">
            <text:p>0,999493664312422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2900390625" calcext:value-type="float">
            <text:p>0,729003906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9665215935721" calcext:value-type="float">
            <text:p>0,999665215935721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799482073102679" calcext:value-type="float">
            <text:p>0,799482073102679</text:p>
          </table:table-cell>
          <table:table-cell office:value-type="float" office:value="0.742612648749833" calcext:value-type="float">
            <text:p>0,742612648749833</text:p>
          </table:table-cell>
          <table:table-cell office:value-type="float" office:value="0.325700043981821" calcext:value-type="float">
            <text:p>0,325700043981821</text:p>
          </table:table-cell>
          <table:table-cell office:value-type="float" office:value="0.194529088298133" calcext:value-type="float">
            <text:p>0,194529088298133</text:p>
          </table:table-cell>
          <table:table-cell office:value-type="float" office:value="0.208593104484339" calcext:value-type="float">
            <text:p>0,208593104484339</text:p>
          </table:table-cell>
          <table:table-cell office:value-type="float" office:value="0.978140401081056" calcext:value-type="float">
            <text:p>0,978140401081056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15926688058036" calcext:value-type="float">
            <text:p>0,815926688058036</text:p>
          </table:table-cell>
          <table:table-cell office:value-type="float" office:value="0.542483660130719" calcext:value-type="float">
            <text:p>0,542483660130719</text:p>
          </table:table-cell>
          <table:table-cell office:value-type="float" office:value="0.007801851764816" calcext:value-type="float">
            <text:p>0,007801851764816</text:p>
          </table:table-cell>
          <table:table-cell office:value-type="float" office:value="0.003916202698877" calcext:value-type="float">
            <text:p>0,003916202698877</text:p>
          </table:table-cell>
          <table:table-cell office:value-type="float" office:value="0.00392918007953" calcext:value-type="float">
            <text:p>0,00392918007953</text:p>
          </table:table-cell>
          <table:table-cell office:value-type="float" office:value="0.999251849001753" calcext:value-type="float">
            <text:p>0,999251849001753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64833286830357" calcext:value-type="float">
            <text:p>0,864833286830357</text:p>
          </table:table-cell>
          <table:table-cell office:value-type="float" office:value="0.786308840413318" calcext:value-type="float">
            <text:p>0,786308840413318</text:p>
          </table:table-cell>
          <table:table-cell office:value-type="float" office:value="0.585707413544283" calcext:value-type="float">
            <text:p>0,585707413544283</text:p>
          </table:table-cell>
          <table:table-cell office:value-type="float" office:value="0.414134542705971" calcext:value-type="float">
            <text:p>0,414134542705971</text:p>
          </table:table-cell>
          <table:table-cell office:value-type="float" office:value="0.466655310450558" calcext:value-type="float">
            <text:p>0,466655310450558</text:p>
          </table:table-cell>
          <table:table-cell office:value-type="float" office:value="0.967348639343903" calcext:value-type="float">
            <text:p>0,96734863934390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66664050874256" calcext:value-type="float">
            <text:p>0,66664050874256</text:p>
          </table:table-cell>
          <table:table-cell table:style-name="ce9" table:formula="of:=AVERAGE([.D2:.D25])" office:value-type="float" office:value="0.407113632811855" calcext:value-type="float">
            <text:p>0,407113632811855</text:p>
          </table:table-cell>
          <table:table-cell table:style-name="ce9" table:formula="of:=AVERAGE([.E2:.E25])" office:value-type="float" office:value="0.087783204196023" calcext:value-type="float">
            <text:p>0,087783204196023</text:p>
          </table:table-cell>
          <table:table-cell table:style-name="ce9" table:formula="of:=AVERAGE([.F2:.F25])" office:value-type="float" office:value="0.0562951051958045" calcext:value-type="float">
            <text:p>0,056295105195805</text:p>
          </table:table-cell>
          <table:table-cell table:style-name="ce9" table:formula="of:=AVERAGE([.G2:.G25])" office:value-type="float" office:value="0.0602103583200109" calcext:value-type="float">
            <text:p>0,060210358320011</text:p>
          </table:table-cell>
          <table:table-cell table:style-name="ce9" table:formula="of:=AVERAGE([.H2:.H25])" office:value-type="float" office:value="0.985839577839106" calcext:value-type="float">
            <text:p>0,985839577839106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(tp + tn) / (tp + tn + fp + fn)</text:p>
          </table:table-cell>
          <table:table-cell table:style-name="ce4" office:value-type="string" calcext:value-type="string">
            <text:p>tp / (tp + fp)</text:p>
          </table:table-cell>
          <table:table-cell table:style-name="ce4" office:value-type="string" calcext:value-type="string">
            <text:p>(2*tp)/(2*tp + fp + fn)</text:p>
          </table:table-cell>
          <table:table-cell table:style-name="ce4" office:value-type="string" calcext:value-type="string">
            <text:p>tp / (tp + fp + fn)</text:p>
          </table:table-cell>
          <table:table-cell table:style-name="ce4" office:value-type="string" calcext:value-type="string">
            <text:p>tp/(tp + fn)</text:p>
          </table:table-cell>
          <table:table-cell table:style-name="ce4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659085228329613" calcext:value-type="float">
            <text:p>0,659085228329613</text:p>
          </table:table-cell>
          <table:table-cell table:formula="of:=AVERAGE([.D8:.D13])" office:value-type="float" office:value="0.224603430959495" calcext:value-type="float">
            <text:p>0,224603430959495</text:p>
          </table:table-cell>
          <table:table-cell table:formula="of:=AVERAGE([.E8:.E13])" office:value-type="float" office:value="0.0254179874220362" calcext:value-type="float">
            <text:p>0,025417987422036</text:p>
          </table:table-cell>
          <table:table-cell table:formula="of:=AVERAGE([.F8:.F13])" office:value-type="float" office:value="0.0129956254303867" calcext:value-type="float">
            <text:p>0,012995625430387</text:p>
          </table:table-cell>
          <table:table-cell table:formula="of:=AVERAGE([.G8:.G13])" office:value-type="float" office:value="0.0137789873489795" calcext:value-type="float">
            <text:p>0,01377898734898</text:p>
          </table:table-cell>
          <table:table-cell table:formula="of:=AVERAGE([.H8:.H13])" office:value-type="float" office:value="0.977851614748701" calcext:value-type="float">
            <text:p>0,97785161474870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598721458798363" calcext:value-type="float">
            <text:p>0,598721458798363</text:p>
          </table:table-cell>
          <table:table-cell table:formula="of:=AVERAGE([.D2:.D7])" office:value-type="float" office:value="0.714140881519189" calcext:value-type="float">
            <text:p>0,714140881519189</text:p>
          </table:table-cell>
          <table:table-cell table:formula="of:=AVERAGE([.E2:.E7])" office:value-type="float" office:value="0.089021209279225" calcext:value-type="float">
            <text:p>0,089021209279225</text:p>
          </table:table-cell>
          <table:table-cell table:formula="of:=AVERAGE([.F2:.F7])" office:value-type="float" office:value="0.05863410319463" calcext:value-type="float">
            <text:p>0,05863410319463</text:p>
          </table:table-cell>
          <table:table-cell table:formula="of:=AVERAGE([.G2:.G7])" office:value-type="float" office:value="0.0598163910150122" calcext:value-type="float">
            <text:p>0,059816391015012</text:p>
          </table:table-cell>
          <table:table-cell table:formula="of:=AVERAGE([.H2:.H7])" office:value-type="float" office:value="0.995189072305431" calcext:value-type="float">
            <text:p>0,99518907230543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625864664713542" calcext:value-type="float">
            <text:p>0,625864664713542</text:p>
          </table:table-cell>
          <table:table-cell table:formula="of:=AVERAGE([.D14:.D19])" office:value-type="float" office:value="0.204265810545918" calcext:value-type="float">
            <text:p>0,204265810545918</text:p>
          </table:table-cell>
          <table:table-cell table:formula="of:=AVERAGE([.E14:.E19])" office:value-type="float" office:value="0.0123767119113458" calcext:value-type="float">
            <text:p>0,012376711911346</text:p>
          </table:table-cell>
          <table:table-cell table:formula="of:=AVERAGE([.F14:.F19])" office:value-type="float" office:value="0.006252882846072" calcext:value-type="float">
            <text:p>0,006252882846072</text:p>
          </table:table-cell>
          <table:table-cell table:formula="of:=AVERAGE([.G14:.G19])" office:value-type="float" office:value="0.00641071736269917" calcext:value-type="float">
            <text:p>0,006410717362699</text:p>
          </table:table-cell>
          <table:table-cell table:formula="of:=AVERAGE([.H14:.H19])" office:value-type="float" office:value="0.982482333325645" calcext:value-type="float">
            <text:p>0,98248233332564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8289068312872" calcext:value-type="float">
            <text:p>0,78289068312872</text:p>
          </table:table-cell>
          <table:table-cell table:formula="of:=AVERAGE([.D20:.D25])" office:value-type="float" office:value="0.48544440822282" calcext:value-type="float">
            <text:p>0,48544440822282</text:p>
          </table:table-cell>
          <table:table-cell table:formula="of:=AVERAGE([.E20:.E25])" office:value-type="float" office:value="0.224316908171485" calcext:value-type="float">
            <text:p>0,224316908171485</text:p>
          </table:table-cell>
          <table:table-cell table:formula="of:=AVERAGE([.F20:.F25])" office:value-type="float" office:value="0.147297809312129" calcext:value-type="float">
            <text:p>0,147297809312129</text:p>
          </table:table-cell>
          <table:table-cell table:formula="of:=AVERAGE([.G20:.G25])" office:value-type="float" office:value="0.160835337553353" calcext:value-type="float">
            <text:p>0,160835337553353</text:p>
          </table:table-cell>
          <table:table-cell table:formula="of:=AVERAGE([.H20:.H25])" office:value-type="float" office:value="0.987835290976647" calcext:value-type="float">
            <text:p>0,987835290976647</text:p>
          </table:table-cell>
        </table:table-row>
      </table:table>
      <table:table table:name="5-wienert_et_al_(2012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636849539620536" calcext:value-type="float">
            <text:p>0,636849539620536</text:p>
          </table:table-cell>
          <table:table-cell office:value-type="float" office:value="0.998174071819842" calcext:value-type="float">
            <text:p>0,998174071819842</text:p>
          </table:table-cell>
          <table:table-cell office:value-type="float" office:value="0.073004073093103" calcext:value-type="float">
            <text:p>0,073004073093103</text:p>
          </table:table-cell>
          <table:table-cell office:value-type="float" office:value="0.037884913026404" calcext:value-type="float">
            <text:p>0,037884913026404</text:p>
          </table:table-cell>
          <table:table-cell office:value-type="float" office:value="0.037887538696114" calcext:value-type="float">
            <text:p>0,037887538696114</text:p>
          </table:table-cell>
          <table:table-cell office:value-type="float" office:value="0.999957984370186" calcext:value-type="float">
            <text:p>0,99995798437018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533211844308036" calcext:value-type="float">
            <text:p>0,533211844308036</text:p>
          </table:table-cell>
          <table:table-cell office:value-type="float" office:value="0.359429477020602" calcext:value-type="float">
            <text:p>0,359429477020602</text:p>
          </table:table-cell>
          <table:table-cell office:value-type="float" office:value="0.040642976184076" calcext:value-type="float">
            <text:p>0,040642976184076</text:p>
          </table:table-cell>
          <table:table-cell office:value-type="float" office:value="0.020743017066345" calcext:value-type="float">
            <text:p>0,020743017066345</text:p>
          </table:table-cell>
          <table:table-cell office:value-type="float" office:value="0.02153927974472" calcext:value-type="float">
            <text:p>0,02153927974472</text:p>
          </table:table-cell>
          <table:table-cell office:value-type="float" office:value="0.967424242424242" calcext:value-type="float">
            <text:p>0,967424242424242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67271205357143" calcext:value-type="float">
            <text:p>0,667271205357143</text:p>
          </table:table-cell>
          <table:table-cell office:value-type="float" office:value="0.891054313099041" calcext:value-type="float">
            <text:p>0,891054313099041</text:p>
          </table:table-cell>
          <table:table-cell office:value-type="float" office:value="0.127532123096621" calcext:value-type="float">
            <text:p>0,127532123096621</text:p>
          </table:table-cell>
          <table:table-cell office:value-type="float" office:value="0.06810911133361" calcext:value-type="float">
            <text:p>0,06810911133361</text:p>
          </table:table-cell>
          <table:table-cell office:value-type="float" office:value="0.068681048069346" calcext:value-type="float">
            <text:p>0,068681048069346</text:p>
          </table:table-cell>
          <table:table-cell office:value-type="float" office:value="0.99539686825054" calcext:value-type="float">
            <text:p>0,99539686825054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598563058035714" calcext:value-type="float">
            <text:p>0,598563058035714</text:p>
          </table:table-cell>
          <table:table-cell office:value-type="float" office:value="0.86369536996971" calcext:value-type="float">
            <text:p>0,86369536996971</text:p>
          </table:table-cell>
          <table:table-cell office:value-type="float" office:value="0.079788935081548" calcext:value-type="float">
            <text:p>0,079788935081548</text:p>
          </table:table-cell>
          <table:table-cell office:value-type="float" office:value="0.041552169206429" calcext:value-type="float">
            <text:p>0,041552169206429</text:p>
          </table:table-cell>
          <table:table-cell office:value-type="float" office:value="0.041826449571468" calcext:value-type="float">
            <text:p>0,041826449571468</text:p>
          </table:table-cell>
          <table:table-cell office:value-type="float" office:value="0.995296190661072" calcext:value-type="float">
            <text:p>0,995296190661072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527500697544643" calcext:value-type="float">
            <text:p>0,527500697544643</text:p>
          </table:table-cell>
          <table:table-cell office:value-type="float" office:value="0.469276094276094" calcext:value-type="float">
            <text:p>0,469276094276094</text:p>
          </table:table-cell>
          <table:table-cell office:value-type="float" office:value="0.039524991137894" calcext:value-type="float">
            <text:p>0,039524991137894</text:p>
          </table:table-cell>
          <table:table-cell office:value-type="float" office:value="0.020160925775246" calcext:value-type="float">
            <text:p>0,020160925775246</text:p>
          </table:table-cell>
          <table:table-cell office:value-type="float" office:value="0.020631337428762" calcext:value-type="float">
            <text:p>0,020631337428762</text:p>
          </table:table-cell>
          <table:table-cell office:value-type="float" office:value="0.979206516720533" calcext:value-type="float">
            <text:p>0,979206516720533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512172154017857" calcext:value-type="float">
            <text:p>0,512172154017857</text:p>
          </table:table-cell>
          <table:table-cell office:value-type="float" office:value="0.282592313489073" calcext:value-type="float">
            <text:p>0,282592313489073</text:p>
          </table:table-cell>
          <table:table-cell office:value-type="float" office:value="0.026110569558557" calcext:value-type="float">
            <text:p>0,026110569558557</text:p>
          </table:table-cell>
          <table:table-cell office:value-type="float" office:value="0.013227979822922" calcext:value-type="float">
            <text:p>0,013227979822922</text:p>
          </table:table-cell>
          <table:table-cell office:value-type="float" office:value="0.013687630032485" calcext:value-type="float">
            <text:p>0,013687630032485</text:p>
          </table:table-cell>
          <table:table-cell office:value-type="float" office:value="0.968210505225899" calcext:value-type="float">
            <text:p>0,968210505225899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83961704799107" calcext:value-type="float">
            <text:p>0,783961704799107</text:p>
          </table:table-cell>
          <table:table-cell office:value-type="float" office:value="0.400924989160283" calcext:value-type="float">
            <text:p>0,400924989160283</text:p>
          </table:table-cell>
          <table:table-cell office:value-type="float" office:value="0.182951360263809" calcext:value-type="float">
            <text:p>0,182951360263809</text:p>
          </table:table-cell>
          <table:table-cell office:value-type="float" office:value="0.100686000508149" calcext:value-type="float">
            <text:p>0,100686000508149</text:p>
          </table:table-cell>
          <table:table-cell office:value-type="float" office:value="0.11851661967017" calcext:value-type="float">
            <text:p>0,11851661967017</text:p>
          </table:table-cell>
          <table:table-cell office:value-type="float" office:value="0.954591266624307" calcext:value-type="float">
            <text:p>0,954591266624307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5999755859375" calcext:value-type="float">
            <text:p>0,5999755859375</text:p>
          </table:table-cell>
          <table:table-cell office:value-type="float" office:value="0.260075706969495" calcext:value-type="float">
            <text:p>0,260075706969495</text:p>
          </table:table-cell>
          <table:table-cell office:value-type="float" office:value="0.048450657485378" calcext:value-type="float">
            <text:p>0,048450657485378</text:p>
          </table:table-cell>
          <table:table-cell office:value-type="float" office:value="0.024826765293543" calcext:value-type="float">
            <text:p>0,024826765293543</text:p>
          </table:table-cell>
          <table:table-cell office:value-type="float" office:value="0.026713628982458" calcext:value-type="float">
            <text:p>0,026713628982458</text:p>
          </table:table-cell>
          <table:table-cell office:value-type="float" office:value="0.953174099908406" calcext:value-type="float">
            <text:p>0,953174099908406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528128487723214" calcext:value-type="float">
            <text:p>0,528128487723214</text:p>
          </table:table-cell>
          <table:table-cell office:value-type="float" office:value="0.426974286004675" calcext:value-type="float">
            <text:p>0,426974286004675</text:p>
          </table:table-cell>
          <table:table-cell office:value-type="float" office:value="0.134388995521433" calcext:value-type="float">
            <text:p>0,134388995521433</text:p>
          </table:table-cell>
          <table:table-cell office:value-type="float" office:value="0.0720348428471" calcext:value-type="float">
            <text:p>0,0720348428471</text:p>
          </table:table-cell>
          <table:table-cell office:value-type="float" office:value="0.079744120271066" calcext:value-type="float">
            <text:p>0,079744120271066</text:p>
          </table:table-cell>
          <table:table-cell office:value-type="float" office:value="0.909074781879465" calcext:value-type="float">
            <text:p>0,909074781879465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60797119140625" calcext:value-type="float">
            <text:p>0,60797119140625</text:p>
          </table:table-cell>
          <table:table-cell office:value-type="float" office:value="0.219429004547751" calcext:value-type="float">
            <text:p>0,219429004547751</text:p>
          </table:table-cell>
          <table:table-cell office:value-type="float" office:value="0.071724992257665" calcext:value-type="float">
            <text:p>0,071724992257665</text:p>
          </table:table-cell>
          <table:table-cell office:value-type="float" office:value="0.037196453809585" calcext:value-type="float">
            <text:p>0,037196453809585</text:p>
          </table:table-cell>
          <table:table-cell office:value-type="float" office:value="0.042868777610504" calcext:value-type="float">
            <text:p>0,042868777610504</text:p>
          </table:table-cell>
          <table:table-cell office:value-type="float" office:value="0.916690261429977" calcext:value-type="float">
            <text:p>0,916690261429977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790065220424107" calcext:value-type="float">
            <text:p>0,790065220424107</text:p>
          </table:table-cell>
          <table:table-cell office:value-type="float" office:value="0.628524350054925" calcext:value-type="float">
            <text:p>0,628524350054925</text:p>
          </table:table-cell>
          <table:table-cell office:value-type="float" office:value="0.221891865688524" calcext:value-type="float">
            <text:p>0,221891865688524</text:p>
          </table:table-cell>
          <table:table-cell office:value-type="float" office:value="0.124790985096329" calcext:value-type="float">
            <text:p>0,124790985096329</text:p>
          </table:table-cell>
          <table:table-cell office:value-type="float" office:value="0.134727836427142" calcext:value-type="float">
            <text:p>0,134727836427142</text:p>
          </table:table-cell>
          <table:table-cell office:value-type="float" office:value="0.977255148138599" calcext:value-type="float">
            <text:p>0,977255148138599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607552664620536" calcext:value-type="float">
            <text:p>0,607552664620536</text:p>
          </table:table-cell>
          <table:table-cell office:value-type="float" office:value="0.294879966008073" calcext:value-type="float">
            <text:p>0,294879966008073</text:p>
          </table:table-cell>
          <table:table-cell office:value-type="float" office:value="0.10980795474773" calcext:value-type="float">
            <text:p>0,10980795474773</text:p>
          </table:table-cell>
          <table:table-cell office:value-type="float" office:value="0.058093543999163" calcext:value-type="float">
            <text:p>0,058093543999163</text:p>
          </table:table-cell>
          <table:table-cell office:value-type="float" office:value="0.067465428828347" calcext:value-type="float">
            <text:p>0,067465428828347</text:p>
          </table:table-cell>
          <table:table-cell office:value-type="float" office:value="0.90973742538176" calcext:value-type="float">
            <text:p>0,9097374253817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27896554129464" calcext:value-type="float">
            <text:p>0,727896554129464</text:p>
          </table:table-cell>
          <table:table-cell office:value-type="float" office:value="0.056170886075949" calcext:value-type="float">
            <text:p>0,056170886075949</text:p>
          </table:table-cell>
          <table:table-cell office:value-type="float" office:value="0.004529650068583" calcext:value-type="float">
            <text:p>0,004529650068583</text:p>
          </table:table-cell>
          <table:table-cell office:value-type="float" office:value="0.002269966110365" calcext:value-type="float">
            <text:p>0,002269966110365</text:p>
          </table:table-cell>
          <table:table-cell office:value-type="float" office:value="0.002359980056507" calcext:value-type="float">
            <text:p>0,002359980056507</text:p>
          </table:table-cell>
          <table:table-cell office:value-type="float" office:value="0.985898845194615" calcext:value-type="float">
            <text:p>0,985898845194615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699977329799107" calcext:value-type="float">
            <text:p>0,699977329799107</text:p>
          </table:table-cell>
          <table:table-cell office:value-type="float" office:value="0.198757763975155" calcext:value-type="float">
            <text:p>0,198757763975155</text:p>
          </table:table-cell>
          <table:table-cell office:value-type="float" office:value="0.02004955429613" calcext:value-type="float">
            <text:p>0,02004955429613</text:p>
          </table:table-cell>
          <table:table-cell office:value-type="float" office:value="0.010126290958258" calcext:value-type="float">
            <text:p>0,010126290958258</text:p>
          </table:table-cell>
          <table:table-cell office:value-type="float" office:value="0.010557255113671" calcext:value-type="float">
            <text:p>0,010557255113671</text:p>
          </table:table-cell>
          <table:table-cell office:value-type="float" office:value="0.982555995377769" calcext:value-type="float">
            <text:p>0,982555995377769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62721470424107" calcext:value-type="float">
            <text:p>0,762721470424107</text:p>
          </table:table-cell>
          <table:table-cell office:value-type="float" office:value="0.551369863013699" calcext:value-type="float">
            <text:p>0,551369863013699</text:p>
          </table:table-cell>
          <table:table-cell office:value-type="float" office:value="0.034280847439583" calcext:value-type="float">
            <text:p>0,034280847439583</text:p>
          </table:table-cell>
          <table:table-cell office:value-type="float" office:value="0.017439341421144" calcext:value-type="float">
            <text:p>0,017439341421144</text:p>
          </table:table-cell>
          <table:table-cell office:value-type="float" office:value="0.017690363696297" calcext:value-type="float">
            <text:p>0,017690363696297</text:p>
          </table:table-cell>
          <table:table-cell office:value-type="float" office:value="0.995502660639698" calcext:value-type="float">
            <text:p>0,995502660639698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599522181919643" calcext:value-type="float">
            <text:p>0,599522181919643</text:p>
          </table:table-cell>
          <table:table-cell office:value-type="float" office:value="0.584952380952381" calcext:value-type="float">
            <text:p>0,584952380952381</text:p>
          </table:table-cell>
          <table:table-cell office:value-type="float" office:value="0.117952066369642" calcext:value-type="float">
            <text:p>0,117952066369642</text:p>
          </table:table-cell>
          <table:table-cell office:value-type="float" office:value="0.062672190363462" calcext:value-type="float">
            <text:p>0,062672190363462</text:p>
          </table:table-cell>
          <table:table-cell office:value-type="float" office:value="0.065588825765666" calcext:value-type="float">
            <text:p>0,065588825765666</text:p>
          </table:table-cell>
          <table:table-cell office:value-type="float" office:value="0.967892611911708" calcext:value-type="float">
            <text:p>0,967892611911708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510759626116071" calcext:value-type="float">
            <text:p>0,510759626116071</text:p>
          </table:table-cell>
          <table:table-cell office:value-type="float" office:value="0.169011806566392" calcext:value-type="float">
            <text:p>0,169011806566392</text:p>
          </table:table-cell>
          <table:table-cell office:value-type="float" office:value="0.035910652920962" calcext:value-type="float">
            <text:p>0,035910652920962</text:p>
          </table:table-cell>
          <table:table-cell office:value-type="float" office:value="0.01828361473187" calcext:value-type="float">
            <text:p>0,01828361473187</text:p>
          </table:table-cell>
          <table:table-cell office:value-type="float" office:value="0.020089586096853" calcext:value-type="float">
            <text:p>0,020089586096853</text:p>
          </table:table-cell>
          <table:table-cell office:value-type="float" office:value="0.918016307383" calcext:value-type="float">
            <text:p>0,918016307383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428955078125" calcext:value-type="float">
            <text:p>0,428955078125</text:p>
          </table:table-cell>
          <table:table-cell office:value-type="float" office:value="0.189309576837417" calcext:value-type="float">
            <text:p>0,189309576837417</text:p>
          </table:table-cell>
          <table:table-cell office:value-type="float" office:value="0.030207901439318" calcext:value-type="float">
            <text:p>0,030207901439318</text:p>
          </table:table-cell>
          <table:table-cell office:value-type="float" office:value="0.015335578542218" calcext:value-type="float">
            <text:p>0,015335578542218</text:p>
          </table:table-cell>
          <table:table-cell office:value-type="float" office:value="0.016413491246138" calcext:value-type="float">
            <text:p>0,016413491246138</text:p>
          </table:table-cell>
          <table:table-cell office:value-type="float" office:value="0.916869671132765" calcext:value-type="float">
            <text:p>0,916869671132765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13065011160714" calcext:value-type="float">
            <text:p>0,713065011160714</text:p>
          </table:table-cell>
          <table:table-cell office:value-type="float" office:value="0.126143087681549" calcext:value-type="float">
            <text:p>0,126143087681549</text:p>
          </table:table-cell>
          <table:table-cell office:value-type="float" office:value="0.053932842686293" calcext:value-type="float">
            <text:p>0,053932842686293</text:p>
          </table:table-cell>
          <table:table-cell office:value-type="float" office:value="0.027713762335283" calcext:value-type="float">
            <text:p>0,027713762335283</text:p>
          </table:table-cell>
          <table:table-cell office:value-type="float" office:value="0.034298669006874" calcext:value-type="float">
            <text:p>0,034298669006874</text:p>
          </table:table-cell>
          <table:table-cell office:value-type="float" office:value="0.925601099152736" calcext:value-type="float">
            <text:p>0,925601099152736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620622907366071" calcext:value-type="float">
            <text:p>0,620622907366071</text:p>
          </table:table-cell>
          <table:table-cell office:value-type="float" office:value="0.167463026166098" calcext:value-type="float">
            <text:p>0,167463026166098</text:p>
          </table:table-cell>
          <table:table-cell office:value-type="float" office:value="0.063374521031558" calcext:value-type="float">
            <text:p>0,063374521031558</text:p>
          </table:table-cell>
          <table:table-cell office:value-type="float" office:value="0.032724200791428" calcext:value-type="float">
            <text:p>0,032724200791428</text:p>
          </table:table-cell>
          <table:table-cell office:value-type="float" office:value="0.039082412914189" calcext:value-type="float">
            <text:p>0,039082412914189</text:p>
          </table:table-cell>
          <table:table-cell office:value-type="float" office:value="0.904990652264229" calcext:value-type="float">
            <text:p>0,904990652264229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685555594308036" calcext:value-type="float">
            <text:p>0,685555594308036</text:p>
          </table:table-cell>
          <table:table-cell office:value-type="float" office:value="0.177997686672664" calcext:value-type="float">
            <text:p>0,177997686672664</text:p>
          </table:table-cell>
          <table:table-cell office:value-type="float" office:value="0.071331084386991" calcext:value-type="float">
            <text:p>0,071331084386991</text:p>
          </table:table-cell>
          <table:table-cell office:value-type="float" office:value="0.036984618671224" calcext:value-type="float">
            <text:p>0,036984618671224</text:p>
          </table:table-cell>
          <table:table-cell office:value-type="float" office:value="0.044602602086822" calcext:value-type="float">
            <text:p>0,044602602086822</text:p>
          </table:table-cell>
          <table:table-cell office:value-type="float" office:value="0.923525754459802" calcext:value-type="float">
            <text:p>0,923525754459802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71197509765625" calcext:value-type="float">
            <text:p>0,71197509765625</text:p>
          </table:table-cell>
          <table:table-cell office:value-type="float" office:value="0.1299526394825" calcext:value-type="float">
            <text:p>0,1299526394825</text:p>
          </table:table-cell>
          <table:table-cell office:value-type="float" office:value="0.063770087577587" calcext:value-type="float">
            <text:p>0,063770087577587</text:p>
          </table:table-cell>
          <table:table-cell office:value-type="float" office:value="0.032935183558756" calcext:value-type="float">
            <text:p>0,032935183558756</text:p>
          </table:table-cell>
          <table:table-cell office:value-type="float" office:value="0.042251934199655" calcext:value-type="float">
            <text:p>0,042251934199655</text:p>
          </table:table-cell>
          <table:table-cell office:value-type="float" office:value="0.91446935113897" calcext:value-type="float">
            <text:p>0,91446935113897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57925851004464" calcext:value-type="float">
            <text:p>0,757925851004464</text:p>
          </table:table-cell>
          <table:table-cell office:value-type="float" office:value="0.106554462486666" calcext:value-type="float">
            <text:p>0,106554462486666</text:p>
          </table:table-cell>
          <table:table-cell office:value-type="float" office:value="0.060823382158926" calcext:value-type="float">
            <text:p>0,060823382158926</text:p>
          </table:table-cell>
          <table:table-cell office:value-type="float" office:value="0.031365571139488" calcext:value-type="float">
            <text:p>0,031365571139488</text:p>
          </table:table-cell>
          <table:table-cell office:value-type="float" office:value="0.042558227608408" calcext:value-type="float">
            <text:p>0,042558227608408</text:p>
          </table:table-cell>
          <table:table-cell office:value-type="float" office:value="0.919434825360181" calcext:value-type="float">
            <text:p>0,919434825360181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74981689453125" calcext:value-type="float">
            <text:p>0,74981689453125</text:p>
          </table:table-cell>
          <table:table-cell office:value-type="float" office:value="0.170231616251107" calcext:value-type="float">
            <text:p>0,170231616251107</text:p>
          </table:table-cell>
          <table:table-cell office:value-type="float" office:value="0.085715196125291" calcext:value-type="float">
            <text:p>0,085715196125291</text:p>
          </table:table-cell>
          <table:table-cell office:value-type="float" office:value="0.044776616286038" calcext:value-type="float">
            <text:p>0,044776616286038</text:p>
          </table:table-cell>
          <table:table-cell office:value-type="float" office:value="0.057277914998723" calcext:value-type="float">
            <text:p>0,057277914998723</text:p>
          </table:table-cell>
          <table:table-cell office:value-type="float" office:value="0.928118764116396" calcext:value-type="float">
            <text:p>0,92811876411639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640084039597284" calcext:value-type="float">
            <text:p>0,640084039597284</text:p>
          </table:table-cell>
          <table:table-cell table:style-name="ce9" table:formula="of:=AVERAGE([.D2:.D25])" office:value-type="float" office:value="0.363456030774214" calcext:value-type="float">
            <text:p>0,363456030774214</text:p>
          </table:table-cell>
          <table:table-cell table:style-name="ce9" table:formula="of:=AVERAGE([.E2:.E25])" office:value-type="float" office:value="0.0749040533590501" calcext:value-type="float">
            <text:p>0,07490405335905</text:p>
          </table:table-cell>
          <table:table-cell table:style-name="ce9" table:formula="of:=AVERAGE([.F2:.F25])" office:value-type="float" office:value="0.0396639017789316" calcext:value-type="float">
            <text:p>0,039663901778932</text:p>
          </table:table-cell>
          <table:table-cell table:style-name="ce9" table:formula="of:=AVERAGE([.G2:.G25])" office:value-type="float" office:value="0.0444608732550994" calcext:value-type="float">
            <text:p>0,044460873255099</text:p>
          </table:table-cell>
          <table:table-cell table:style-name="ce9" table:formula="of:=AVERAGE([.H2:.H25])" office:value-type="float" office:value="0.950370492881119" calcext:value-type="float">
            <text:p>0,950370492881119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(tp + tn) / (tp + tn + fp + fn)</text:p>
          </table:table-cell>
          <table:table-cell table:style-name="ce4" office:value-type="string" calcext:value-type="string">
            <text:p>tp / (tp + fp)</text:p>
          </table:table-cell>
          <table:table-cell table:style-name="ce4" office:value-type="string" calcext:value-type="string">
            <text:p>(2*tp)/(2*tp + fp + fn)</text:p>
          </table:table-cell>
          <table:table-cell table:style-name="ce4" office:value-type="string" calcext:value-type="string">
            <text:p>tp / (tp + fp + fn)</text:p>
          </table:table-cell>
          <table:table-cell table:style-name="ce4" office:value-type="string" calcext:value-type="string">
            <text:p>tp/(tp + fn)</text:p>
          </table:table-cell>
          <table:table-cell table:style-name="ce4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652942475818452" calcext:value-type="float">
            <text:p>0,652942475818452</text:p>
          </table:table-cell>
          <table:table-cell table:formula="of:=AVERAGE([.D8:.D13])" office:value-type="float" office:value="0.371801383790867" calcext:value-type="float">
            <text:p>0,371801383790867</text:p>
          </table:table-cell>
          <table:table-cell table:formula="of:=AVERAGE([.E8:.E13])" office:value-type="float" office:value="0.128202637660756" calcext:value-type="float">
            <text:p>0,128202637660756</text:p>
          </table:table-cell>
          <table:table-cell table:formula="of:=AVERAGE([.F8:.F13])" office:value-type="float" office:value="0.0696047652589782" calcext:value-type="float">
            <text:p>0,069604765258978</text:p>
          </table:table-cell>
          <table:table-cell table:formula="of:=AVERAGE([.G8:.G13])" office:value-type="float" office:value="0.0783394019649478" calcext:value-type="float">
            <text:p>0,078339401964948</text:p>
          </table:table-cell>
          <table:table-cell table:formula="of:=AVERAGE([.H8:.H13])" office:value-type="float" office:value="0.936753830560419" calcext:value-type="float">
            <text:p>0,93675383056041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579261416480655" calcext:value-type="float">
            <text:p>0,579261416480655</text:p>
          </table:table-cell>
          <table:table-cell table:formula="of:=AVERAGE([.D2:.D7])" office:value-type="float" office:value="0.644036939945727" calcext:value-type="float">
            <text:p>0,644036939945727</text:p>
          </table:table-cell>
          <table:table-cell table:formula="of:=AVERAGE([.E2:.E7])" office:value-type="float" office:value="0.0644339446919665" calcext:value-type="float">
            <text:p>0,064433944691967</text:p>
          </table:table-cell>
          <table:table-cell table:formula="of:=AVERAGE([.F2:.F7])" office:value-type="float" office:value="0.033613019371826" calcext:value-type="float">
            <text:p>0,033613019371826</text:p>
          </table:table-cell>
          <table:table-cell table:formula="of:=AVERAGE([.G2:.G7])" office:value-type="float" office:value="0.0340422139238158" calcext:value-type="float">
            <text:p>0,034042213923816</text:p>
          </table:table-cell>
          <table:table-cell table:formula="of:=AVERAGE([.H2:.H7])" office:value-type="float" office:value="0.984248717942079" calcext:value-type="float">
            <text:p>0,98424871794207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621638706752232" calcext:value-type="float">
            <text:p>0,621638706752232</text:p>
          </table:table-cell>
          <table:table-cell table:formula="of:=AVERAGE([.D14:.D19])" office:value-type="float" office:value="0.291595379570165" calcext:value-type="float">
            <text:p>0,291595379570165</text:p>
          </table:table-cell>
          <table:table-cell table:formula="of:=AVERAGE([.E14:.E19])" office:value-type="float" office:value="0.0404884454223697" calcext:value-type="float">
            <text:p>0,04048844542237</text:p>
          </table:table-cell>
          <table:table-cell table:formula="of:=AVERAGE([.F14:.F19])" office:value-type="float" office:value="0.0210211636878862" calcext:value-type="float">
            <text:p>0,021021163687886</text:p>
          </table:table-cell>
          <table:table-cell table:formula="of:=AVERAGE([.G14:.G19])" office:value-type="float" office:value="0.022116583662522" calcext:value-type="float">
            <text:p>0,022116583662522</text:p>
          </table:table-cell>
          <table:table-cell table:formula="of:=AVERAGE([.H14:.H19])" office:value-type="float" office:value="0.961122681939926" calcext:value-type="float">
            <text:p>0,96112268193992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06493559337798" calcext:value-type="float">
            <text:p>0,706493559337798</text:p>
          </table:table-cell>
          <table:table-cell table:formula="of:=AVERAGE([.D20:.D25])" office:value-type="float" office:value="0.146390419790097" calcext:value-type="float">
            <text:p>0,146390419790097</text:p>
          </table:table-cell>
          <table:table-cell table:formula="of:=AVERAGE([.E20:.E25])" office:value-type="float" office:value="0.0664911856611077" calcext:value-type="float">
            <text:p>0,066491185661108</text:p>
          </table:table-cell>
          <table:table-cell table:formula="of:=AVERAGE([.F20:.F25])" office:value-type="float" office:value="0.0344166587970362" calcext:value-type="float">
            <text:p>0,034416658797036</text:p>
          </table:table-cell>
          <table:table-cell table:formula="of:=AVERAGE([.G20:.G25])" office:value-type="float" office:value="0.0433452934691118" calcext:value-type="float">
            <text:p>0,043345293469112</text:p>
          </table:table-cell>
          <table:table-cell table:formula="of:=AVERAGE([.H20:.H25])" office:value-type="float" office:value="0.919356741082052" calcext:value-type="float">
            <text:p>0,919356741082052</text:p>
          </table:table-cell>
        </table:table-row>
      </table:table>
      <table:named-expressions/>
      <table:database-ranges>
        <table:database-range table:name="__Anonymous_Sheet_DB__6" table:target-range-address="'5-wienert_et_al_(2012)'.C27:'5-wienert_et_al_(2012)'.H2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20:28:12.615107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6-23T21:15:36.093339154</dc:date>
    <meta:editing-duration>PT1H14M57S</meta:editing-duration>
    <meta:editing-cycles>13</meta:editing-cycles>
    <meta:generator>LibreOffice/6.4.2.2$Linux_X86_64 LibreOffice_project/40$Build-2</meta:generator>
    <meta:document-statistic meta:table-count="7" meta:cell-count="1387" meta:object-count="0"/>
  </office:meta>
</office:document-meta>
</file>